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loext:graphic-properties draw:fill="solid" draw:fill-color="#eeeeee" draw:opacity="100%"/>
      <style:paragraph-properties fo:background-color="#eeeeee"/>
      <style:text-properties fo:language="ru" fo:country="RU"/>
    </style:style>
    <style:style style:name="P11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1" style:family="paragraph" style:parent-style-name="Text_20_body">
      <style:text-properties fo:language="en" fo:country="US"/>
    </style:style>
    <style:style style:name="P112" style:family="paragraph" style:parent-style-name="Text_20_body">
      <loext:graphic-properties draw:fill="solid" draw:fill-color="#eeeeee" draw:opacity="100%"/>
      <style:paragraph-properties fo:background-color="#eeeeee"/>
    </style:style>
    <style:style style:name="P113" style:family="paragraph" style:parent-style-name="First_20_line_20_indent">
      <loext:graphic-properties draw:fill="solid" draw:fill-color="#eeeeee" draw:opacity="100%"/>
      <style:paragraph-properties fo:background-color="#eeeeee"/>
      <style:text-properties fo:language="ru" fo:country="RU"/>
    </style:style>
    <style:style style:name="P11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5" style:family="paragraph" style:parent-style-name="Text_20_body">
      <style:paragraph-properties fo:margin-left="0in" fo:margin-right="0in" fo:text-align="justify" style:justify-single-word="false" fo:text-indent="0in" style:auto-text-indent="false"/>
    </style:style>
    <style:style style:name="P116" style:family="paragraph" style:parent-style-name="Text_20_body">
      <style:paragraph-properties fo:margin-left="0in" fo:margin-right="0in" fo:text-align="justify" style:justify-single-word="false" fo:text-indent="0in" style:auto-text-indent="false"/>
      <style:text-properties fo:color="#800000"/>
    </style:style>
    <style:style style:name="P11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text-align="center" style:justify-single-word="false" fo:text-indent="0in" style:auto-text-indent="false"/>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43" style:family="paragraph" style:parent-style-name="Heading_20_2">
      <style:text-properties fo:language="en" fo:country="US"/>
    </style:style>
    <style:style style:name="P144" style:family="paragraph" style:parent-style-name="Heading_20_2">
      <style:text-properties fo:language="ru" fo:country="RU"/>
    </style:style>
    <style:style style:name="P145" style:family="paragraph" style:parent-style-name="Heading_20_2">
      <loext:graphic-properties draw:fill="solid" draw:fill-color="#eeeeee" draw:opacity="100%"/>
      <style:paragraph-properties fo:background-color="#eeeeee"/>
      <style:text-properties fo:language="ru" fo:country="RU"/>
    </style:style>
    <style:style style:name="P146" style:family="paragraph" style:parent-style-name="Heading_20_2">
      <loext:graphic-properties draw:fill="solid" draw:fill-color="#eeeeee" draw:opacity="100%"/>
      <style:paragraph-properties fo:background-color="#eeeeee"/>
    </style:style>
    <style:style style:name="P147" style:family="paragraph" style:parent-style-name="Heading_20_1">
      <loext:graphic-properties draw:fill="solid" draw:fill-color="#eeeeee" draw:opacity="100%"/>
      <style:paragraph-properties fo:background-color="#eeeeee"/>
    </style:style>
    <style:style style:name="P148" style:family="paragraph" style:parent-style-name="Heading_20_1">
      <style:paragraph-properties fo:margin-left="0in" fo:margin-right="0in" fo:text-align="center" style:justify-single-word="false" fo:text-indent="0.1965in" style:auto-text-indent="false"/>
    </style:style>
    <style:style style:name="P149" style:family="paragraph" style:parent-style-name="Text_20_body" style:list-style-name="L1">
      <style:paragraph-properties fo:text-align="justify" style:justify-single-word="false"/>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1f0859"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28a1ff"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29afb9"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336eac"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70625" officeooo:paragraph-rsid="0028a1ff"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a1ff" officeooo:paragraph-rsid="0029afb9" fo:background-color="transparent"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9afb9" officeooo:paragraph-rsid="0029afb9" fo:background-color="transparent" style:font-style-asian="normal" style:font-weight-asian="normal" style:font-style-complex="normal" style:font-weight-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36eac" officeooo:paragraph-rsid="00336eac" fo:background-color="transparent" style:font-style-asian="normal" style:font-weight-asian="normal" style:font-style-complex="normal" style:font-weight-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2ecd6e" fo:background-color="transparent" style:font-style-asian="normal" style:font-weight-asian="normal" style:font-style-complex="normal" style:font-weight-complex="normal"/>
    </style:style>
    <style:style style:name="P16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fo:font-weight="bold" officeooo:rsid="002ecd6e"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2ecd6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6666ff" fo:language="ru" fo:country="RU"/>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background-color="transparent" loext:char-shading-value="0" style:font-style-asian="normal" style:font-style-complex="normal"/>
    </style:style>
    <style:style style:name="T27" style:family="text">
      <style:text-properties fo:color="#800000" fo:language="ru" fo:country="RU" fo:font-style="normal" style:font-style-asian="normal" style:font-style-complex="normal"/>
    </style:style>
    <style:style style:name="T28" style:family="text">
      <style:text-properties fo:color="#800000" fo:language="ru" fo:country="RU" fo:background-color="transparent" loext:char-shading-value="0"/>
    </style:style>
    <style:style style:name="T29" style:family="text">
      <style:text-properties fo:color="#800000" fo:language="en" fo:country="US"/>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background-color="transparent" loext:char-shading-value="0"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loext:char-shading-value="0" style:font-style-asian="normal" style:font-style-complex="normal"/>
    </style:style>
    <style:style style:name="T64" style:family="text">
      <style:text-properties fo:background-color="#ffff00" loext:char-shading-value="0"/>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color="#0066cc"/>
    </style:style>
    <style:style style:name="T68" style:family="text">
      <style:text-properties fo:color="#0000cc"/>
    </style:style>
    <style:style style:name="T69" style:family="text">
      <style:text-properties style:text-line-through-style="solid" style:text-line-through-type="single" fo:font-weight="bold" style:font-weight-asian="bold" style:font-weight-complex="bold"/>
    </style:style>
    <style:style style:name="T70" style:family="text">
      <style:text-properties fo:language="uk" fo:country="UA"/>
    </style:style>
    <style:style style:name="T71" style:family="text">
      <style:text-properties fo:language="uk" fo:country="UA" fo:font-style="italic" style:font-style-asian="italic" style:font-style-complex="italic"/>
    </style:style>
    <style:style style:name="T72" style:family="text">
      <style:text-properties fo:language="uk" fo:country="UA" fo:font-weight="bold" style:font-weight-asian="bold" style:font-weight-complex="bold"/>
    </style:style>
    <style:style style:name="T73" style:family="text">
      <style:text-properties fo:color="#ff0000"/>
    </style:style>
    <style:style style:name="T74" style:family="text">
      <style:text-properties style:text-underline-style="none"/>
    </style:style>
    <style:style style:name="T75" style:family="text">
      <style:text-properties officeooo:rsid="001d19f0"/>
    </style:style>
    <style:style style:name="T76" style:family="text">
      <style:text-properties officeooo:rsid="0020a408"/>
    </style:style>
    <style:style style:name="T77" style:family="text">
      <style:text-properties officeooo:rsid="0021728e"/>
    </style:style>
    <style:style style:name="T78" style:family="text">
      <style:text-properties officeooo:rsid="00251422"/>
    </style:style>
    <style:style style:name="T79" style:family="text">
      <style:text-properties officeooo:rsid="00282571"/>
    </style:style>
    <style:style style:name="T80" style:family="text">
      <style:text-properties officeooo:rsid="00285eb1"/>
    </style:style>
    <style:style style:name="T81" style:family="text">
      <style:text-properties officeooo:rsid="0028a1ff"/>
    </style:style>
    <style:style style:name="T82" style:family="text">
      <style:text-properties officeooo:rsid="0029afb9"/>
    </style:style>
    <style:style style:name="T83" style:family="text">
      <style:text-properties officeooo:rsid="002b3acc"/>
    </style:style>
    <style:style style:name="T84" style:family="text">
      <style:text-properties officeooo:rsid="00334e14"/>
    </style:style>
    <style:style style:name="T85" style:family="text">
      <style:text-properties officeooo:rsid="00336e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11">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957317177456332087" text:style-name="L1">
        <text:list-item>
          <text:p text:style-name="P149">добавить детектив <text:span text:style-name="T1">(реализовано)</text:span>+ магические уроки/трактаты Старсвирла (реализовано)</text:p>
        </text:list-item>
        <text:list-item>
          <text:p text:style-name="P150">Терра несколько раз пытается убить Макса (один раз — в аквапарке). Несколько раз Макса спасает Селестия (даёт приказы Нексусу)</text:p>
        </text:list-item>
        <text:list-item>
          <text:p text:style-name="P150">Книги:</text:p>
        </text:list-item>
      </text:list>
      <text:list xml:id="list7452823367821077264"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2">«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Природа Проклятий» - обмен</text:p>
        </text:list-item>
        <text:list-item>
          <text:p text:style-name="P151">«<text:span text:style-name="T54">Магия для Чайников</text:span>» - обмен</text:p>
        </text:list-item>
        <text:list-item>
          <text:p text:style-name="P151">«Энциклопедия Арканум» - обмен</text:p>
        </text:list-item>
        <text:list-item>
          <text:p text:style-name="P151">«О Гейсах» - обмен</text:p>
        </text:list-item>
        <text:list-item>
          <text:p text:style-name="P151">«<text:span text:style-name="T64">Тайны Тайных Наук</text:span>» - обмен</text:p>
        </text:list-item>
        <text:list-item>
          <text:p text:style-name="P152"><text:soft-page-break/>«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192032205059943665"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text:soft-page-break/>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text:soft-page-break/>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43" text:outline-level="2">1. Терра</text:h>
      <text:p text:style-name="P28">музыка - кондовая электронная, холодная и отчаянная (Electronics “Disappointed”)</text:p>
      <text:p text:style-name="P11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4">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2">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21">&lt;<text:span text:style-name="T25">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8"><text:span text:style-name="T12">&gt;\</text:span>Привет, Н<text:span text:style-name="T1">эш.</text:span> Это Макс.</text:p>
      <text:p text:style-name="P78"><text:span text:style-name="T12">&lt;\</text:span>Привет Макс. <text:span text:style-name="T1">Рад тебя видеть. Где ты отсутствовал три дня?</text:span></text:p>
      <text:p text:style-name="P78"><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6"/>
      <text:p text:style-name="P47">Так, что тут у нас? По логам видно, что <text:s/>три последних запроса вызвали сбои в работе кластера и заставили перегрузиться один из хостов.</text:p>
      <text:p text:style-name="P47"><text:soft-page-break/>Введём-ка парочку <text:span text:style-name="T1">простейших</text:span> вопросов <text:span text:style-name="T1">для разминки</text:span>.</text:p>
      <text:p text:style-name="P47"/>
      <text:p text:style-name="P78"><text:span text:style-name="T12">&gt;\</text:span>Как называется наш проект?</text:p>
      <text:p text:style-name="P78"><text:span text:style-name="T12">&lt;\</text:span>Дайсон.</text:p>
      <text:p text:style-name="P78"><text:span text:style-name="T12">&gt;\</text:span>Сколько тебе лет?</text:p>
      <text:p text:style-name="P78"><text:span text:style-name="T12">&lt;\</text:span>Два года с начала запуска кластера.</text:p>
      <text:p text:style-name="P78"><text:span text:style-name="T12">&gt;\</text:span>Какой сейчас год?</text:p>
      <text:p text:style-name="P78"><text:span text:style-name="T12">&gt;\</text:span>202<text:span text:style-name="T1">1</text:span>-й.</text:p>
      <text:p text:style-name="P27"/>
      <text:p text:style-name="P47">Так, на закрытые словарные вопросы ответы есть <text:span text:style-name="T1">—</text:span> значит, речевой транслятор и база знаний в порядке.</text:p>
      <text:p text:style-name="P47">Проверим бизнес-логику на тестовой задачке.</text:p>
      <text:p text:style-name="P46"/>
      <text:p text:style-name="P78"><text:span text:style-name="T12">&gt;\</text:span>Н<text:span text:style-name="T1">эш</text:span>, отключи память <text:span text:style-name="T1">заданий</text:span> за последнюю неделю.</text:p>
      <text:p text:style-name="P78"><text:span text:style-name="T12">&lt;\</text:span>Выполнено.</text:p>
      <text:p text:style-name="P78"><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8"><text:span text:style-name="T12">&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12">&lt;\</text:span><text:span text:style-name="T1">Выполняю задачу</text:span>...</text:p>
      <text:p text:style-name="P79"><text:span text:style-name="T12">&lt;\</text:span>...</text:p>
      <text:p text:style-name="P79"><text:span text:style-name="T12">&lt;\</text:span>Решение:</text:p>
      <text:p text:style-name="P79"><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2">:47.bmf»</text:span></text:p>
      <text:p text:style-name="P26"/>
      <text:p text:style-name="P36">&lt;<text:span text:style-name="T1">как-то говённо. Улучшить</text:span>&gt;</text:p>
      <text:p text:style-name="P47">Хм, не понял? Ч<text:span text:style-name="T1">ё</text:span> за хрень?</text:p>
      <text:p text:style-name="P47"/>
      <text:p text:style-name="P78"><text:span text:style-name="T12">&gt;</text:span>\<text:span text:style-name="T1">Нэш</text:span>, почему ты используешь жёсткие настройки <text:span text:style-name="T1">для решения задачи</text:span>?</text:p>
      <text:p text:style-name="P78"><text:span text:style-name="T12">&lt;\</text:span>Настройки правильные, <text:span text:style-name="T1">Макс</text:span>.</text:p>
      <text:p text:style-name="P27"/>
      <text:p text:style-name="P47">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47"><text:span text:style-name="T1">Ч</text:span>то у нас с аналитикой?</text:p>
      <text:p text:style-name="P17"/>
      <text:p text:style-name="P78"><text:span text:style-name="T12">&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7">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47">Ага, уже теплее.</text:p>
      <text:p text:style-name="P47"/>
      <text:p text:style-name="P78"><text:span text:style-name="T12">&gt;</text:span>\<text:span text:style-name="T1">Нэш</text:span>, выдай <text:span text:style-name="T1">краткую </text:span>диагностику модулей <text:span text:style-name="T1">аналитики</text:span></text:p>
      <text:p text:style-name="P47"/>
      <text:p text:style-name="P47">Йо! </text:p>
      <text:p text:style-name="P47">Видеокамеры молча наблюдают за поднятым вверх <text:span text:style-name="T1">большим пальцем</text:span>.</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12">–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2">– </text:span>Окей. Спасибо, Макс. <text:span text:style-name="T1">Выручил.</text:span></text:p>
      <text:p text:style-name="P4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7"><text:span text:style-name="T1">– </text:span>Ааа, понятно. Ну ладно, у меня всё. <text:span text:style-name="T1">Отбой</text:span>!</text:p>
      <text:p text:style-name="P48"><text:span text:style-name="T1">– Отбой</text:span>. <text:span text:style-name="T1">Ещё раз спасибо, что помог. Жаль, что ты ушёл</text:span><text:span text:style-name="T12">.</text:span></text:p>
      <text:p text:style-name="P88">Гудки.</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18">***</text:p>
      <text:p text:style-name="P118"/>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3">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2">&lt;</text:span><text:span text:style-name="T67">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1">Музыка быстрая, тревожная, надорваная и печальная (Pet Shop Boys “So Hard” ?)</text:p>
      <text:p text:style-name="P30"/>
      <text:p text:style-name="P11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lt;<text:span text:style-name="T1">Описание полёта через Эогипп. Удивлённый взгляд Анакорна</text:span>&gt;</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5">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oft-page-break/><text:span text:style-name="T12">3. </text:span>Кантерлот</text:h>
      <text:p text:style-name="P82">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7770500294185911837"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7"/>
      <text:p text:style-name="P12">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8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text:soft-page-break/>Дискорд исчез. Последний раз драконикуса видели, когда он на своей маленькой и юркой колеснице удалялся в сторону Жеребячьих<text:span text:style-name="T24">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0"><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80"><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уничтожаются путём <text:span text:style-name="T1">усиленного</text:span> износа, будучи частью экспериментальных колесниц! “Лорен” я сделал на базе <text:span text:style-name="T3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4"> И никто ж не догадывался, что она может летать! Её </text:span><text:span text:style-name="T35">Солнечное </text:span><text:span text:style-name="T34"><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3">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1">– А по-моему, ты не…</text:p>
      <text:p text:style-name="P49"><text:span text:style-name="T13">– Так, я попрошу! – перебила меня венценосная кобыла. – Давай, ты не будешь лезть в мои дела, а я не буду</text:span><text:span text:style-name="T5">… эээ… ммм…</text:span></text:p>
      <text:p text:style-name="P51">– Не будешь что?</text:p>
      <text:p text:style-name="P60">Селестия нахмурилась и угрожающе подняла крылья.</text:p>
      <text:p text:style-name="P60"><text:span text:style-name="T12">– </text:span>Не забывай, человек, я — могущественный маг и правитель Эквестрии. Ко мне нужно относиться с должным уважением!</text:p>
      <text:p text:style-name="P60"><text:span text:style-name="T12">– </text:span>А то что? Превратишь в жабу? Сошлёшь на Луну? Убьёшь нахер?</text:p>
      <text:p text:style-name="P60">Аликорница сникла. Уши её опустились.</text:p>
      <text:p text:style-name="P60"><text:span text:style-name="T12">– </text:span>Макс, не надо... Ты же знаешь, я этого не сделаю.</text:p>
      <text:p text:style-name="P60"><text:soft-page-break/><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60"><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60"><text:span text:style-name="T12">Аликорница уселась н</text:span>а пол <text:span text:style-name="T12">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60">Закончив фразу, аликорница вскинула копыто вперёд и вверх. Я чуть не подавился нервным смешком, настолько это напоминало зигу<text:tab/>.</text:p>
      <text:p text:style-name="P60"><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60"><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12">– </text:span>Вот, читай отсюда. <text:span text:style-name="T12">– а</text:span>ликорница подчеркнула абзац копытом.</text:p>
      <text:p text:style-name="P60"/>
      <text:p text:style-name="P62">***</text:p>
      <text:p text:style-name="P62"/>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text:soft-page-break/>&lt;<text:span text:style-name="T24">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51">–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h text:style-name="P144" text:outline-level="2"><text:span text:style-name="T12">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text:soft-page-break/>–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фиолетово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онечно! Скажи ей, что у меня сегодня день рождения, и я очень сильно огорчи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 Аааа, знаю его! Мы с Шейлой ходили к нему играть, пока она не пропала. У Норфа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0">Я остался сидеть в полнейшем замешательстве. </text:p>
      <text:p text:style-name="P60"/>
      <text:p text:style-name="P62">***</text:p>
      <text:p text:style-name="P60">&lt;<text:span text:style-name="T58">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text:soft-page-break/>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0">–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Хм.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0"/>
      <text:p text:style-name="P60">Селестия встала, потянувшись по-кошачьи, и направилась к выходу. У двери он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 А Дискорд? Ты говорила, он от древности вообще сбрендил.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text:soft-page-break/>Селестия 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text:soft-page-break/>– Вроде да. Хотя, по-моему, дело уже не в муравьях.</text:p>
      <text:p text:style-name="P60">– По-моему, тоже. – рассмеялась аликорница. – Продолжай...</text:p>
      <text:p text:style-name="P60"/>
      <text:h text:style-name="P143" text:outline-level="2">6. Стыд</text:h>
      <text:p text:style-name="P60"/>
      <text:p text:style-name="P69">~~~ Завтра на семь в библиотеке ~~~</text:p>
      <text:p text:style-name="P69"/>
      <text:p text:style-name="P6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пенал и сунул его во внутренний карман куртки.</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62">***</text:p>
      <text:p text:style-name="P60"><text:soft-page-break/></text:p>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text:soft-page-break/>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0">– А как ты сама помнишь о том заклинании, если оно стёрто из бытия? – резонно подметил я.</text:p>
      <text:p text:style-name="P6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59">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text:soft-page-break/>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2">— умение делегировать полномочия. Вечером того же дня я села за письменный стол.</text:span></text:p>
      <text:p text:style-name="P51">“<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0"/>
      <text:p text:style-name="P62">***</text:p>
      <text:p text:style-name="P60"/>
      <text:p text:style-name="P60">– Так ты поручила Твайлайт Спаркл расследование необычных снов жеребят?</text:p>
      <text:p text:style-name="P60">–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2">—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 Да?</text:p>
      <text:p text:style-name="P60">– Да. Зови меня Селли. Если хочешь.</text:p>
      <text:p text:style-name="P60">– Хорошо. До встречи, Селли.</text:p>
      <text:p text:style-name="P60">– До встречи, Макс.</text:p>
      <text:p text:style-name="P60"/>
      <text:h text:style-name="Heading_20_2" text:outline-level="2"><text:span text:style-name="T1">8</text:span>. <text:span text:style-name="T12">40-6</text:span></text:h>
      <text:p text:style-name="P83">Mark Knopfler — Hill Farmers Blues — или на следующую главу (прощание)</text:p>
      <text:p text:style-name="P60"/>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4">Истончения </text:span>(быть может, к счастью). Всё, что я могу <text:span text:style-name="T12">— оставить тебе напутствие.</text:span></text:p>
      <text:p text:style-name="P6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9">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text:soft-page-break/></text:p>
      <text:p text:style-name="P51">…</text:p>
      <text:p text:style-name="P51"/>
      <text:p text:style-name="P60">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4">— вся архитектура явно </text:span><text:span text:style-name="T36">была </text:span><text:span text:style-name="T44">заточена под крылатых. Таких, для которых приземлиться на балкон в тронном зале или уйти через портик на крыше</text:span><text:span text:style-name="T61"> </text:span><text:span text:style-name="T44">—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4"> </text:span><text:span text:style-name="T36">Его центр занимал высокий </text:span><text:span text:style-name="T44">кругл</text:span><text:span text:style-name="T36">ый</text:span><text:span text:style-name="T44"> </text:span><text:span text:style-name="T36">футон</text:span><text:span text:style-name="T44"> </text:span><text:span text:style-name="T36">с</text:span><text:span text:style-name="T44"> велик</text:span><text:span text:style-name="T36">им</text:span><text:span text:style-name="T44"> множество</text:span><text:span text:style-name="T36">м</text:span><text:span text:style-name="T44"> подушек. Среди них я с удивлением заметил плюшевую единорожку </text:span><text:span text:style-name="T36">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60">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oft-page-break/><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0">– Примерно такие. – расхохоталась Селестия. <text:span text:style-name="T12">–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Тия фыркнула.</text:p>
      <text:p text:style-name="P6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спокойно,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pan text:style-name="T12">–</text:span> А водку у вас принято пить?</text:p>
      <text:p text:style-name="P49"><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60"><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2">– Это ты называешь “дружбой”? – с </text:span>улыбкой хмыкнул<text:span text:style-name="T12"> я. – </text:span>Мне нравится твоё чувство юмора.</text:p>
      <text:p text:style-name="P60">Аликорница нахмурилась.</text:p>
      <text:p text:style-name="P60"><text:span text:style-name="T12">–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60">Копыто аликорницы закрыло мне рот прежде чем я успел договорить заветное слово.</text:p>
      <text:p text:style-name="P51">–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51">–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2">***</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4">–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4">– </text:span><text:span text:style-name="T49">А из Пинто Крика уже месяц нет новостей...</text:span></text:p>
      <text:p text:style-name="P5"><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15"><text:span text:style-name="T49">– </text:span>“<text:span text:style-name="T1">Что я могу сделать, чтобы вернуть всё назад?</text:span>”</text:p>
      <text:p text:style-name="P15"><text:span text:style-name="T49">– </text:span><text:span text:style-name="T36">Так и сказала?</text:span></text:p>
      <text:p text:style-name="P1"><text:span text:style-name="T44">–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9">– </text:span><text:span text:style-name="T36">Что бы это значило, Флер?</text:span></text:p>
      <text:p text:style-name="P15"><text:span text:style-name="T49">–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0">…</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 Может, мне поговорить с ней?</text:p>
      <text:p text:style-name="P49"><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51">– Ну ок. Тогда она обрадуется следующей новости: я ухожу.</text:p>
      <text:p text:style-name="P51">Селестия еле заметно дрогнула ушами. Она отвернулась и молча смотрела в окно, не выказывая эмоций.</text:p>
      <text:p text:style-name="P51"><text:soft-page-break/>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51"/>
      <text:p text:style-name="P1"><text:span text:style-name="T45">&lt;</text:span><text:span text:style-name="T63">Mark Knopfler - </text:span><text:span text:style-name="T62">Hill Farmer's Blues</text:span><text:span text:style-name="T45">&gt;</text:span></text:p>
      <text:p text:style-name="P53">***</text:p>
      <text:p text:style-name="P51"/>
      <text:p text:style-name="P5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8">–<text:span text:style-name="T1"> Но магия есть и сейчас, мам!</text:span></text:p>
      <text:p text:style-name="P5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8">–<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8"><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12">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70">мино</text:span>тавра?</text:p>
      <text:p text:style-name="P69">– <text:s/>Тебя забрать я ему не дам. А в дядю не тыкай копытом, это невежливо! Спи уже, моя маленькая!</text:p>
      <text:p text:style-name="P69">– Поцелуй меня на ночь, мам!</text:p>
      <text:p text:style-name="P69"><text:soft-page-break/>– Конечно, моя хорошая...</text:p>
      <text:p text:style-name="P69"/>
      <text:p text:style-name="P51">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5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4">–</text:span><text:span text:style-name="T36">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треть арбуза каждое.</text:p>
      <text:p text:style-name="P51">– Ред Делишес? Две серебряшки.</text:p>
      <text:p text:style-name="P51">– Куча?</text:p>
      <text:p text:style-name="P51">– Ну ты даёшь! – хмыкнула Эпплджек. – Даже не смешно.</text:p>
      <text:p text:style-name="P51"><text:soft-page-break/>– Неужели штука?</text:p>
      <text:p text:style-name="P51">Поняшк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 </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text:soft-page-break/></text:p>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4">исчезновений уже год. Почту за честь работать </text:span><text:span text:style-name="T36">под твоим руководством</text:span><text:span text:style-name="T44">. Подожди немного, я </text:span><text:span text:style-name="T36">от</text:span><text:span text:style-name="T44">систематизирую нужную информацию и расскажу тебе, насколько далеко смогла продвинуться.</text:span></text:p>
      <text:p text:style-name="P49">“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0">– Хм. Странно. А я помню, как ты, вертясь перед зеркалом, говорила: ну почему я не…</text:p>
      <text:p text:style-name="P6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0"/>
      <text:p text:style-name="P52">***</text:p>
      <text:p text:style-name="P51"/>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60">– Так. – <text:s/>я ткнул в позицию в длинном списке оснащения. – Зачем тебе преобразователь пси-поля?</text:p>
      <text:p text:style-name="P6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0">– Спайк! Ковыряться когтем в зубах некрасиво! Тем более, при посторонних!</text:p>
      <text:p text:style-name="P6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0">– СПАЙК!!! Откуда ты взял этот листок?!! – Твайлайт покраснела, как варёный рак и выхватила бумажку у меня из рук.</text:p>
      <text:p text:style-name="P60">– У тебя в черновиках, естественно. Ты сама сказала экономить бумагу. – пожал плечами дракончик.</text:p>
      <text:p text:style-name="P60">Я осторожно взял следующий листок.</text:p>
      <text:p text:style-name="P60">– Электростимулятор гипоталамуса. Драконий. В комплекте с усиленной больничной койкой и набором фиксаторов.</text:p>
      <text:p text:style-name="P60">– Это ещё чего??? – удивился Спайк. – я что-то не помню, чтоб ты такое хотела!</text:p>
      <text:p text:style-name="P6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60"><text:span text:style-name="T12">– Вот ещё! </text:span>– возмутился дракончик. – Никогда на такое не соглашусь!</text:p>
      <text:p text:style-name="P60"><text:soft-page-break/>– Но ты сам подумай, как было бы здорово обладать крыльями! – мечтательно возразила Твайлайт.</text:p>
      <text:p text:style-name="P6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0">– Угу. Только шар ты же и прожёг, соревнуясь с Рэйнбоу Дэш в силе отрыжки.</text:p>
      <text:p text:style-name="P6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0">–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60">– А почему тебя отстранили?</text:p>
      <text:p text:style-name="P60">– Из-за первых результатов. – единорожка насупилась ещё больше. – Они были ужасными.</text:p>
      <text:p text:style-name="P60"/>
      <text:p text:style-name="P62">***</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60"/>
      <text:p text:style-name="P6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0">– Так давай сюда весь Понивилль притащим! Это ж будет на 20% круче! Представляю себе видок Биг Мака в теле мисс Черили, гы-гы!</text:p>
      <text:p text:style-name="P6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0">– Скажи уж прямо, поближе к королевскому дворцу, Рэр! Все в курсе твоих интересов, сахарок!</text:p>
      <text:p text:style-name="P60">– Эпплджек, я попрошу! Я же никому не говорю, ЧТО ты делаешь с огурцами!</text:p>
      <text:p text:style-name="P60">– !!!</text:p>
      <text:p text:style-name="P6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60">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1">***</text:p>
      <text:p text:style-name="P82">&lt;Seal — Amazing <text:span text:style-name="T1">(T</text:span><text:span text:style-name="T12">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16">—</text:span><text:span text:style-name="T17"> </text:span><text:span text:style-name="T66">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0">&lt;<text:span text:style-name="T65">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8">— высокая светлая фигура с длинным рогом, занимающая своё место в очереди...</text:span></text:p>
      <text:p text:style-name="P1"/>
      <text:p text:style-name="P23">Примечания: <text:span text:style-name="T48">чёрный экран?</text:span></text:p>
      <text:p text:style-name="P59"/>
      <text:p text:style-name="P62">***</text:p>
      <text:p text:style-name="P60"/>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1">***</text:p>
      <text:p text:style-name="P69"/>
      <text:p text:style-name="P69">Дата: 12.04.1003 А.С.</text:p>
      <text:p text:style-name="P69"><text:soft-page-break/>Эксперимент: заклинание Воплощения Индрэ</text:p>
      <text:p text:style-name="P69">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3">***</text:p>
      <text:p text:style-name="P1"/>
      <text:p text:style-name="P23">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6"/>
      <text:h text:style-name="Heading_20_2" text:outline-level="2">12. День сурка</text:h>
      <text:p text:style-name="P15">&lt;<text:span text:style-name="T5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0">– Здравствуй, Макс.</text:p>
      <text:p text:style-name="P60">Я молча смотрел на неё, слегка пошатываясь. В голове воцарилась звенящая пустота.</text:p>
      <text:p text:style-name="P60">Селестия шагнула мне навстречу.</text:p>
      <text:p text:style-name="P60">– Пожалуйста, прошу тебя, не думай так. Мы — не плод твоего воображения, мы — живые, мы — существуем! Когда ты так думаешь, я чувствую, как мир тает.</text:p>
      <text:p text:style-name="P6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0">– <text:s/>Думаю как?</text:p>
      <text:p text:style-name="P60">– Думаешь, что мы — плод твоего воображения, отравленного наркотиком. Это не так. Прошу тебя...</text:p>
      <text:p text:style-name="P60">– А если ты — действительно мой бред? – съязвил я. – Вот сейчас протрезвею, и ты исчезнешь.</text:p>
      <text:p text:style-name="P60">Порыв ветра скрыл аликорницу в вихре снежинок. Её очертания расплылись.</text:p>
      <text:p text:style-name="P60">– Эй, постой, ты куда? Я пошутил! Погоди, не исчезай! Стой! Не оставляй меня здесь!!! Я пошутил!!!</text:p>
      <text:p text:style-name="P6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0">– Ты напугала меня! – пожаловался я ей. – Не исчезай больше!</text:p>
      <text:p text:style-name="P60">Аликорница прижала меня к себе крыльями и устало усмехнулась.</text:p>
      <text:p text:style-name="P6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9">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0">– Знаешь, я всё думал над твоими словами тогда, ну, ты помнишь... В бассейне. Они всё ещё в силе? Я могу быть твоим другом?</text:p>
      <text:p text:style-name="P60">Аликорница тихо засмеялась, защекотав мне ухо.</text:p>
      <text:p text:style-name="P6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0">– Времени осталось немного. Мне надо, чтобы ты запомнил одну вещь.</text:p>
      <text:p text:style-name="P60">– А?</text:p>
      <text:p text:style-name="P6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 Но что может случиться с тобой, Селли?</text:p>
      <text:p text:style-name="P5">Стук стал громче.</text:p>
      <text:p text:style-name="P6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6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0">– Что за ерунда? – Я схватился за голову, пытаясь не дать ей взорваться. Потом взглянул вниз и схватился за другое. – Что за херня??!</text:p>
      <text:p text:style-name="P60">Я вскочил и в спешке начал одеваться.</text:p>
      <text:p text:style-name="P60">БАЦ-БАЦ-БАЦ!!!</text:p>
      <text:p text:style-name="P60">– Уже бегу!</text:p>
      <text:p text:style-name="P60">Одевая штаны, я попрыгал к двери на одной ноге. На пороге стояла серая пегаска с косящим взглядом.</text:p>
      <text:p text:style-name="P60">– Привет, Макс. Тебе корреспонденция. – пегаска порылась в сумке и выудила зубами пухлый пакет.</text:p>
      <text:p text:style-name="P60">– «Особенности поведения, питания и размножения приматов». – прочитал я на стикере.</text:p>
      <text:p text:style-name="P6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0">– Но нигде не сказано, какие частицы надо ускорять! Мне за эти самоцветы от сестры влетит!</text:p>
      <text:p text:style-name="P6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51">– Эээ! Это что же получается? Выходит, зря я яблоки <text:span text:style-name="T1">притащила</text:span>? Нам же не сидр нужен?</text:p>
      <text:p text:style-name="P5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0"><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0">– Эээ! Я не собираюсь ни с чем сталкивать свои яблоки! И перегонять тоже! Давайте лучше их съедим.</text:p>
      <text:p text:style-name="P60">– Тише, поняши! Нас могут услышать! Зачем сейчас спорить о том, о чём мы уже спорили вчера и позавчера?</text:p>
      <text:p text:style-name="P60">–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0">– Так причём тут ускоритель, Скуталу?! Говорю ж, это для заклинания Индрэ...</text:p>
      <text:p text:style-name="P60"/>
      <text:p text:style-name="P60">…</text:p>
      <text:p text:style-name="P60"/>
      <text:p text:style-name="P6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text:span></text:p>
      <text:p text:style-name="P60">Закрыв дверь, я отправился в город.</text:p>
      <text:p text:style-name="P60"/>
      <text:p text:style-name="P60">…</text:p>
      <text:p text:style-name="P60"/>
      <text:p text:style-name="P60">–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0">– Ну, если по аналогии с садовым шлангом, струя воды сметёт весь песок и может облить всех рядом присутствующих.</text:p>
      <text:p text:style-name="P60">–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0">– А ты неопытный маг? – парировал я.</text:p>
      <text:p text:style-name="P6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4"> </text:span><text:span text:style-name="T36">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oft-page-break/><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5"/>
      <text:p text:style-name="P104"><text:span text:style-name="T12">– Я </text:span>всегда буду оставаться в тени. <text:span text:style-name="T12">– </text:span>хлюпала единорожка. <text:span text:style-name="T12">– </text:span>Мне не хватает сил, чтобы воспользоваться всеми знаниями, которые я освоила. Ведь даже заклинание «Последнего Шанса» я нашла!</text:p>
      <text:p text:style-name="P104"><text:span text:style-name="T12">– </text:span>Ты?!</text:p>
      <text:p text:style-name="P104"><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4"><text:span text:style-name="T12">– М</text:span>ожет тогда, ты скажешь, что в нём пошло не так и почему к вам попал я, а не сверхаликорн?</text:p>
      <text:p text:style-name="P104"><text:span text:style-name="T12">– </text:span>Не скажу. Заклинания Стар Свирла Бородатого обычно если срабатывают, то без ошибок.</text:p>
      <text:p text:style-name="P60"><text:span text:style-name="T12">– Если </text:span>только <text:span text:style-name="T12">их правильно вызывают. – </text:span>пробурчал Спайк, возвращаясь в корзинку.</text:p>
      <text:p text:style-name="P49"><text:span text:style-name="T12">–</text:span> <text:span text:style-name="T1">Эмм. </text:span>Что он имел ввиду?</text:p>
      <text:p text:style-name="P49"><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text:span text:style-name="T74">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9"><text:span text:style-name="T12">– </text:span><text:span text:style-name="T1">Да, завершилось всё препаршиво. Принцесса Луна сказала, лучше бы её обратно на Луну закинули.</text:span></text:p>
      <text:p text:style-name="P49"><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2">– </text:span><text:span text:style-name="T1">Хм. Нет.</text:span></text:p>
      <text:p text:style-name="P49"><text:span text:style-name="T12">– </text:span><text:span text:style-name="T1">А друзья?</text:span></text:p>
      <text:p text:style-name="P49"><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oft-page-break/><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6">.</text:span></text:p>
      <text:p text:style-name="P60">…</text:p>
      <text:p text:style-name="P6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0">«<text:span text:style-name="T32">Чужестранец-человек разбил сердце нашей обожаемой Селестии! Двор в отчаянии </text:span><text:span text:style-name="T16">—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0">Папарацци хреновы!</text:p>
      <text:p text:style-name="P6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0"><text:span text:style-name="T12">– </text:span>Привет, Эй-Джей! У тебя проблемы?</text:p>
      <text:p text:style-name="P60"><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0"><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6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0"><text:span text:style-name="T12">– </text:span>Думаю, я могу починить телегу. Только больших нагрузок эта ось уже не выдержит. Но до фермы худо-бедно доедете.</text:p>
      <text:p text:style-name="P60">Эпплджек с сомнением посмотрела на меня.</text:p>
      <text:p text:style-name="P60"><text:span text:style-name="T12">– </text:span>Хошь сказать, ты в Кантерлоте у Селестии под крылышком телеги чинил? Или Рэр сбрехала про Селестию?</text:p>
      <text:p text:style-name="P60">Я мысленно ругнулся на языкатую единорожку и молча достал пенал с инструментами.</text:p>
      <text:p text:style-name="P60">…</text:p>
      <text:p text:style-name="P60">Собрав инструмент, я потолкал тележку назад-вперёд.</text:p>
      <text:p text:style-name="P60"><text:span text:style-name="T12">– Г</text:span>отово. Принимай работу, хозяйка!</text:p>
      <text:p text:style-name="P60">Эпплджек стиснула меня в сокрушающих объятиях.</text:p>
      <text:p text:style-name="P60"><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0"><text:span text:style-name="T12">– </text:span>Этой... Бери... Сам делал... Ток не говори никому, лады?</text:p>
      <text:p text:style-name="P60">Я сунул флягу за пазуху. Биг Мак молниеносно накрыл дерюгой подсумок и через мгновение за телегу заглянула Эпплджек.</text:p>
      <text:p text:style-name="P60"><text:span text:style-name="T12">– </text:span>Чегой-то вы тут скрытничаете, а?</text:p>
      <text:p text:style-name="P6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0"><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60">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6">именно в такой последовательности.</text:span></text:p>
      <text:p text:style-name="P6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6">объявляла вывеска.</text:span></text:p>
      <text:p text:style-name="P6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0"><text:span text:style-name="T12">– </text:span>Свободно? <text:span text:style-name="T12">– </text:span>спросил я у единственной пони, сидящей за столиком.</text:p>
      <text:p text:style-name="P60"><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0"><text:span text:style-name="T12">– <text:s/></text:span>Пирог с грибами, яишницу и чизкейк<text:span text:style-name="T12"> – </text:span>сообщил я подошедшей официантке.</text:p>
      <text:p text:style-name="P60"><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60"><text:span text:style-name="T12">– </text:span>И салат «по-Кантерлотски».</text:p>
      <text:p text:style-name="P63">Пока я ел, пони мрачно смотрела на меня, положив голову на стол. Мне стало неловко от её тяжёлого взгляда и я попытался завести разговор.</text:p>
      <text:p text:style-name="P63"><text:span text:style-name="T12">– </text:span>Вы, наверное, ждёте кого-то?</text:p>
      <text:p text:style-name="P63"><text:span text:style-name="T12">– </text:span>Неа.</text:p>
      <text:p text:style-name="P63"><text:span text:style-name="T12">– </text:span>Просто обедаете?</text:p>
      <text:p text:style-name="P63"><text:span text:style-name="T12">– </text:span>Неа.</text:p>
      <text:p text:style-name="P63"><text:span text:style-name="T12">– </text:span>Просто сидите и мрачно смотрите на меня?</text:p>
      <text:p text:style-name="P63"><text:span text:style-name="T12">– </text:span>Неа.</text:p>
      <text:p text:style-name="P63">Хм, а эта пони не из разговорчивых. Ну ладно.</text:p>
      <text:p text:style-name="P63"><text:span text:style-name="T12">– </text:span>А что же вы делаете?</text:p>
      <text:p text:style-name="P63"><text:span text:style-name="T12">– </text:span>Веселюсь. <text:span text:style-name="T12">– </text:span>мрачно заявила пони.</text:p>
      <text:p text:style-name="P63"><text:span text:style-name="T12">– </text:span>Если я вас достал, то так и скажите. Извините.</text:p>
      <text:p text:style-name="P63">Я продолжил есть молча.</text:p>
      <text:p text:style-name="P63">Неожиданно пони улыбнулась и подмигнула мне. Её сморщенная мордочка разгладилась и стала весьма милой.</text:p>
      <text:p text:style-name="P63"><text:span text:style-name="T12">– </text:span>Привет, Макс!</text:p>
      <text:p text:style-name="P63">Вот дискорд! То есть, чёрт! Обитатели этого городка в который раз поражали меня своей проницательностью. У меня на лбу написано, что ли?!</text:p>
      <text:p text:style-name="P63"><text:span text:style-name="T12">– </text:span>Мы с вами раньше встречались?</text:p>
      <text:p text:style-name="P63"><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3"><text:span text:style-name="T12">– </text:span>Оставь, Салвер.<text:span text:style-name="T12"> </text:span>Ему за счёт заведения.</text:p>
      <text:p text:style-name="P60"><text:span text:style-name="T12">– </text:span>Ясно, мисс Пинки. <text:span text:style-name="T12">– </text:span>официантка кивнула и ушла.</text:p>
      <text:p text:style-name="P60"><text:span text:style-name="T12">– Ч</text:span>его-о-о?<text:span text:style-name="T12"> </text:span>Так это твой бар?</text:p>
      <text:p text:style-name="P60"><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0">Говоря это, кобылка оттянула передними копытами нижние веки, став похожей на маньяка.</text:p>
      <text:p text:style-name="P60"><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60"><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6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0"><text:span text:style-name="T12">– </text:span>У меня есть идея получше. <text:span text:style-name="T12">– </text:span>на свет показалась фляга Большого Макинтоша.</text:p>
      <text:p text:style-name="P60"><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0"><text:span text:style-name="T12">– </text:span>Починил телегу. Только молчок про самогон, раз уж ты в курсе. <text:span text:style-name="T12">– </text:span>я разлил сидр по чашкам.</text:p>
      <text:p text:style-name="P60"><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0"><text:s/>Сидр Биг Мака на вкус был безобидным, чуть забродившим яблочным соком. Я выпил полную чашку и заявил Пинки:</text:p>
      <text:p text:style-name="P60"><text:span text:style-name="T12">– </text:span>Эт-то ты наззваешь ссуфер-ддуфер-ссильн...?</text:p>
      <text:p text:style-name="P6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0"><text:span text:style-name="T12">– У </text:span>тебя такая смешная мордочка! <text:span text:style-name="T12">– </text:span>захихикали Пинки, покачиваясь. <text:span text:style-name="T12">– </text:span>Как будто ты <text:span text:style-name="T66">подкову </text:span>в пироге обнаружил. Или Селестию в ванной.</text:p>
      <text:p text:style-name="P60">Это сравнение пробудило во мне полузабытое воспоминание.</text:p>
      <text:p text:style-name="P60"><text:span text:style-name="T12">– </text:span>Эммм... Скажи-ка мне, мой друг П-п-пинки... Легенда про фаэри <text:span text:style-name="T17">— </text:span><text:span text:style-name="T66">эт правда?</text:span></text:p>
      <text:p text:style-name="P60"><text:span text:style-name="T17">– </text:span><text:span text:style-name="T66">Какая из? Их много, вообще-то. Ик!</text:span></text:p>
      <text:p text:style-name="P60"><text:span text:style-name="T17">– </text:span><text:span text:style-name="T66">Про принцесс. Про то, что они фаэри, спустившиеся с неба во плоти, чтоб помогать пони управлять Эквестрией?</text:span></text:p>
      <text:p text:style-name="P60"><text:span text:style-name="T17">– </text:span><text:span text:style-name="T66">Макс, </text:span><text:span text:style-name="T17">– </text:span><text:span text:style-name="T66">захихикала Пинки, взъерошив копытами розовые кудряшки и попытавшись соорудить из них бороду, </text:span><text:span text:style-name="T17">–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6">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0"><text:span text:style-name="T17">–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60"><text:span text:style-name="T17">– </text:span><text:span text:style-name="T66">Ты что-о-о! Нельзя любить фаэри! Она похитит твоё сердце, и ты будешь искать её, пока не... </text:span><text:span text:style-name="T17">– </text:span><text:span text:style-name="T66">Пинки погрузилась в так и не съеденный салат «по-Кантерлотски» и захрапела.</text:span></text:p>
      <text:p text:style-name="P60"><text:span text:style-name="T17">– </text:span><text:span text:style-name="T66">Пока не умру?</text:span></text:p>
      <text:p text:style-name="P60"><text:span text:style-name="T17">– </text:span><text:span text:style-name="T66">Нет, глупенький, </text:span><text:span text:style-name="T17">– </text:span><text:span text:style-name="T66">пробулькала Пинки из миски. </text:span><text:span text:style-name="T17">– </text:span><text:span text:style-name="T66">Пока не найдёшь.</text:span></text:p>
      <text:p text:style-name="P6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4">Холодок незаметно прокрался мне в душу и прояснил мозги. Я кинул взгляд на часы на стене. Было без десяти шесть.</text:p>
      <text:p text:style-name="P64">Бля!</text:p>
      <text:p text:style-name="P6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4">БАМММ!!!</text:p>
      <text:p text:style-name="P6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4"><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64"><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64"><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64"><text:span text:style-name="T12">– </text:span>У нас?</text:p>
      <text:p text:style-name="P64">Пинки молча поддела меня носом и с неожиданной<text:tab/>для такой маленькой кобылки силой буквально закинула меня себе на спину.</text:p>
      <text:p text:style-name="P6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4">Но недостаточное.</text:p>
      <text:p text:style-name="P6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4"><text:span text:style-name="T12">– </text:span>Стооой! <text:span text:style-name="T12">– </text:span>заорал я. <text:span text:style-name="T12">– </text:span>Выпрыгивай из бочки!!!</text:p>
      <text:p text:style-name="P64">Кобылка-пилот улыбнулась и постукала копытцем по шлему, показывая, что не слышит меня.</text:p>
      <text:p text:style-name="P64"><text:span text:style-name="T12">– </text:span>Выпрыгивааа... <text:span text:style-name="T12">– </text:span>мой крик утонул в рёве рвущихся фейерверков.</text:p>
      <text:p text:style-name="P6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4"><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64">Поняшка ткнула в бок белоснежную пони-единорога. Та раскрыла глаза и осмотрелась.</text:p>
      <text:p text:style-name="P64"><text:span text:style-name="T12">– </text:span>Смотри, вот те и ответ на вопрос, куда деваются пони!</text:p>
      <text:p text:style-name="P64"><text:span text:style-name="T12">– </text:span>Где? <text:span text:style-name="T12">– </text:span>единорожка начала оглядываться.</text:p>
      <text:p text:style-name="P64"><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64"><text:span text:style-name="T12">– </text:span>И что? Я всё равно не пойму, куда пони деваются? И куда пропала Скуталу?</text:p>
      <text:p text:style-name="P64"><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6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4"/>
      <text:p text:style-name="P65">***<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0"/>
      <text:p text:style-name="P72">Приветствую тебя, мой маленький человек!</text:p>
      <text:p text:style-name="P72"><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72"><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7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7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2"><text:soft-page-break/>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2">«<text:span text:style-name="T12">P.S. Н</text:span>е гневите мироздание воровством! <text:span text:style-name="T32">Обмен рулит</text:span>!»</text:p>
      <text:p text:style-name="P7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2">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72"/>
      <text:p text:style-name="P5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8"/>
      <text:p text:style-name="P58">P.S.P.S. <text:span text:style-name="T1">Я всё равно дождусь, когда ты перестанешь злиться!</text:span></text:p>
      <text:p text:style-name="P69"/>
      <text:h text:style-name="Heading_20_2" text:outline-level="2">13. Мэйнхэттен</text:h>
      <text:p text:style-name="P84">ZZ Top – Gimme all your lovin</text:p>
      <text:p text:style-name="P64"><text:span text:style-name="T12">– </text:span>Попробуй ещё раз. Может, сбой соединения.</text:p>
      <text:p text:style-name="P6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4"><text:span text:style-name="T12">– </text:span>Не отсылается. Глюк какой-то.</text:p>
      <text:p text:style-name="P6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64"><text:soft-page-break/><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64"><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4"/>
      <text:p text:style-name="P65">***</text:p>
      <text:p text:style-name="P64"/>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4"><text:span text:style-name="T12">– </text:span>Это неправильно! <text:span text:style-name="T12">– </text:span>заявила Рэйнбоу Дэш, отвернувшись от окна.</text:p>
      <text:p text:style-name="P64"><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64"><text:span text:style-name="T12">– </text:span>Да я не про то! <text:span text:style-name="T12">– </text:span>отмахнулась пегаска. <text:span text:style-name="T12">– </text:span>Посмотри на поле.</text:p>
      <text:p text:style-name="P64"><text:span text:style-name="T12">– </text:span>И что? Поле как поле.</text:p>
      <text:p text:style-name="P64"><text:span text:style-name="T12">– </text:span>Оно не убрано. <text:span text:style-name="T12">– </text:span>мрачно ответила пегаска. <text:span text:style-name="T12">– </text:span>Ужас, сколько кукурузы пропадает!</text:p>
      <text:p text:style-name="P64">Я присмотрелся получше и указал ей на очередной городок, проносящийся за окном.</text:p>
      <text:p text:style-name="P64"><text:span text:style-name="T12">– </text:span>У самого посёлка поля убраны. Наверняка дойдёт дело и до остальных.</text:p>
      <text:p text:style-name="P64"><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4"><text:span text:style-name="T12">– </text:span>Спасибо, но от пинкиных плюшек у меня фланки округляются.</text:p>
      <text:p text:style-name="P64"><text:span text:style-name="T12">– </text:span>Да ладно тебе, Рэйнбоу Дэш! От одной не округлятся.</text:p>
      <text:p text:style-name="P64"><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64">За окном несколько пони работали на поле. Что-то странное было в их деятельности.<text:span text:style-name="T12"> </text:span>Как будто…</text:p>
      <text:p text:style-name="P64"><text:span text:style-name="T12">– О</text:span>но и понятно, что поля не убраны. Откуда ж им быть убранными, когда на двух работающих пони целая толпа бездельников!</text:p>
      <text:p text:style-name="P6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4"><text:span text:style-name="T12">– </text:span>Они паслись… Ты можешь себе представить? Макс! Они ПАСЛИСЬ! Ели траву, как какие-то дикари! Фигня какая-то…</text:p>
      <text:p text:style-name="P6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4">…</text:p>
      <text:p text:style-name="P64">ВЖИИИИИИИИИ!!!</text:p>
      <text:p text:style-name="P6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4"><text:soft-page-break/><text:span text:style-name="T12">–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4"><text:span text:style-name="T12">– </text:span>Леди и джентльпони! Просьба не паниковать! Поезд дальше не идёт: впереди провал! <text:span text:style-name="T12">– </text:span>крикнул проводник.</text:p>
      <text:p text:style-name="P64"><text:span text:style-name="T12">– </text:span>Какой ещё, в дышло, провал? Я проезжал тут два дня назад!</text:p>
      <text:p text:style-name="P64"><text:span text:style-name="T12">– </text:span>Безобразие! Верните мне деньги за билет!</text:p>
      <text:p text:style-name="P64"><text:span text:style-name="T12">– </text:span>Как вы смеете! Я опоздаю в порт! <text:s/><text:span text:style-name="T12">– </text:span>послышались выкрики в толпе.</text:p>
      <text:p text:style-name="P64">Проводник — седой земнопони стального цвета — поставил фонарь на пол и вытер со лба пот.</text:p>
      <text:p text:style-name="P64"><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4">Я осторожно подошёл к краю и глянул вниз. </text:p>
      <text:p text:style-name="P6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4"><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4"><text:span text:style-name="T12">– </text:span>Дэш, нам надо на ту сторону.</text:p>
      <text:p text:style-name="P64"><text:span text:style-name="T12">– </text:span>Нет проблем. Я могу тебя перенести.</text:p>
      <text:p text:style-name="P64">Я с сомнением посмотрел на пегаску. Дэш в холке была мне по пояс.</text:p>
      <text:p text:style-name="P64"><text:span text:style-name="T12">– </text:span>Ты точно в этом уверена?</text:p>
      <text:p text:style-name="P6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4"><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64">Мля.</text:p>
      <text:p text:style-name="P64"><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4">Пегаска почесала затылок и заметила.</text:p>
      <text:p text:style-name="P64"><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64"><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4">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64">…</text:p>
      <text:p text:style-name="P6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4">Разумеется, я посмотрел вниз.</text:p>
      <text:p text:style-name="P6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4">…</text:p>
      <text:p text:style-name="P64">Я валялся на насыпи и трясся как в лихорадке. От пережитого шока меня тошнило.</text:p>
      <text:p text:style-name="P64"><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6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4"><text:span text:style-name="T12">– </text:span>Я чувствую, что только что упустил отличную возможность отлить на вселенную!</text:p>
      <text:p text:style-name="P64"/>
      <text:p text:style-name="P65">***</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4"><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1">прочитал охранник, близоруко щурясь.</text:span></text:p>
      <text:p text:style-name="P64"><text:span text:style-name="T12">– </text:span>Удостоверение личности предъявлять? <text:span text:style-name="T12">– </text:span>осведомился я.</text:p>
      <text:p text:style-name="P64"><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64">Бляяя!!! Ах ты ж!!!</text:p>
      <text:p text:style-name="P64">Хлопнула освобождённая дверь, изнутри клацнула щеколда.</text:p>
      <text:p text:style-name="P64"><text:span text:style-name="T12">– </text:span>Нет, ты видела? Он мне чуть носок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64">Дэш, ни слова не говоря, прислонила ухо к двери.</text:p>
      <text:p text:style-name="P64"><text:span text:style-name="T12">– </text:span>Будешь смеяться, но именно этим он и занят. Вызывает полицию по телефону. <text:span text:style-name="T12">– </text:span>сообщила пегаска.</text:p>
      <text:p text:style-name="P64"><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64">Пегаска продолжала слушать. Потом глаза её округлились от удивления.</text:p>
      <text:p text:style-name="P64"><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64">Ну охренеть! Я что, нанёс моральную травму охраннику своим видом? Добро пожаловать в Эквестрию, страну дружбы и пони!</text:p>
      <text:p text:style-name="P64"><text:span text:style-name="T12">– </text:span>Сколько у нас времени?</text:p>
      <text:p text:style-name="P64">Дэш почесала в затылке.</text:p>
      <text:p text:style-name="P64"><text:span text:style-name="T12">–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2">– </text:span>двадцать минут у нас есть.</text:p>
      <text:p text:style-name="P64">Я с наслаждением захреначил ногой в стеклянную дверь павильона. Осколки стекла брызнули во все стороны.</text:p>
      <text:p text:style-name="P64"><text:span text:style-name="T12">– </text:span>Тогда давай сначала обыщем контору. Если уж полиция всё равно едет сюда, так пусть у них хотя бы будет повод!</text:p>
      <text:p text:style-name="P64"/>
      <text:p text:style-name="P65">***</text:p>
      <text:p text:style-name="P64"/>
      <text:p text:style-name="P64">Разумеется, полиция приехала, как только мы обнаружили эти чёртовы резонаторы — иначе ж и быть не могло!</text:p>
      <text:p text:style-name="P64">…</text:p>
      <text:p text:style-name="P64"><text:soft-page-break/>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4"><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span text:style-name="T12">&lt;</text:span>Т<text:span text:style-name="T24">вайлайт в Понивилле, услышав про портативный ускоритель, захочет его получить. Макс смутится</text:span><text:span text:style-name="T12">&gt;</text:span></text:p>
      <text:p text:style-name="P64">Снаружи послышался вой сирены и цокот множества копыт.</text:p>
      <text:p text:style-name="P64"><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4">Пиздец! Мы с Дэш переглянулись.</text:p>
      <text:p text:style-name="P64"><text:span text:style-name="T12">– </text:span>Это твои двадцать минут? <text:span text:style-name="T12">– </text:span>возмутился я. <text:span text:style-name="T12">– </text:span>Да ещё и десяти не прошло!</text:p>
      <text:p text:style-name="P64">Дэш вымучено скривилась.</text:p>
      <text:p text:style-name="P64"><text:span text:style-name="T12">– </text:span>Человек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64">Я разбил топором стеклянные дверцы прибора и вытащил рубины.</text:p>
      <text:p text:style-name="P64"><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4">Пегаска отрицательно помотала головой.</text:p>
      <text:p text:style-name="P64"><text:span text:style-name="T12">– </text:span>Ну уж фигушки. Я тебя тут не оставлю.</text:p>
      <text:p text:style-name="P64"><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64"><text:span text:style-name="T12">– </text:span>Ты не понимаешь! <text:span text:style-name="T12">– </text:span>упрямо мотнула головой пегаска. <text:span text:style-name="T12">– </text:span>Всё изменилось. Никто тебя не вытащит.</text:p>
      <text:p text:style-name="P6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4"><text:span text:style-name="T12">– </text:span>Быстро за мной! <text:span text:style-name="T12">– </text:span>скомандовала пегаска, помчавшись к лестнице в офисные этажи.</text:p>
      <text:p text:style-name="P64">Я припустил было за ней, потом вернулся и поднял над головой раскуроченный ускоритель.</text:p>
      <text:p text:style-name="P64"><text:span text:style-name="T12">– Ю-</text:span>хууу<text:span text:style-name="T12">!!!</text:span></text:p>
      <text:p text:style-name="P6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4">На последнем этаже пегаска стояла в коридоре, с сомнением обозревая ряд дверей.</text:p>
      <text:p text:style-name="P64"><text:span text:style-name="T12">– </text:span>Где-то тут должна быть дверь на крышу. Не могли же они залазить туда по пожарной лестнице?</text:p>
      <text:p text:style-name="P6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6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4"><text:span text:style-name="T12">– </text:span>Макс, подвинься!</text:p>
      <text:p text:style-name="P64"><text:soft-page-break/>Пегаска оттеснила меня крупом и повернулась к двери задом.</text:p>
      <text:p text:style-name="P64"><text:span text:style-name="T12">– </text:span>Ю-хууу!</text:p>
      <text:p text:style-name="P64">БАБАХ!!!</text:p>
      <text:p text:style-name="P6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4"><text:span text:style-name="T12">– </text:span>Ты чего на меня так уставился? <text:span text:style-name="T12">– </text:span>подозрительно спросила пегаска.</text:p>
      <text:p text:style-name="P64"><text:span text:style-name="T12">– </text:span>Да так… Не ожидал, что ты такая…</text:p>
      <text:p text:style-name="P64"><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64">С лестницы донёсся топот копыт, в конце коридора появились пони-полицейские.</text:p>
      <text:p text:style-name="P6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4"><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4"><text:span text:style-name="T12">– </text:span>Ты! Не! По! Нял! Те! Бе! Не! Льзя! Тут! Ос! Та! ВАТЬСЯ!!! <text:span text:style-name="T12">– </text:span>мощный толчок изнутри катапультировал её с люка.</text:p>
      <text:p text:style-name="P6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4"><text:span text:style-name="T12">– </text:span>Ты чего делаешь??! Мы же упадём! Ты ж не удержишь!..</text:p>
      <text:p text:style-name="P6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4">Некоторое время было тихо. Потом хлопнули ставни и чей-то сонный голос недовольно пробормотал:</text:p>
      <text:p text:style-name="P64"><text:span text:style-name="T12">– </text:span>Кто мешает нам спать после тяжкого выступления?</text:p>
      <text:p text:style-name="P64">Я осторожно выглянул из куста.</text:p>
      <text:p text:style-name="P64"><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4">Птицы и цикады продолжили пение, прерванное нашим вторжением. </text:p>
      <text:p text:style-name="P6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4"><text:span text:style-name="T12">– </text:span>Так вот кто тревожит наш сон!</text:p>
      <text:p text:style-name="P64">Дверь дома приоткрылась. Стало видно, что за ней притаилась единорожка, уже спустившаяся с мансарды.</text:p>
      <text:p text:style-name="P64"><text:span text:style-name="T12">– </text:span>Так-так, посмотрим, что тут у нас. Ага. Гм. Это наверняка тот монстр-человек, о котором писали в газетах. Занятно.</text:p>
      <text:p text:style-name="P64">Я крутился в телекинетическом поле перед единорожкой как некий диковинный экспонат шоу уродцев.</text:p>
      <text:p text:style-name="P64"><text:span text:style-name="T12">– </text:span>А это у нас кто? Гмм. Пегаска. Вот так раз! Рэйнбоу Дэш! Какими судьбами?</text:p>
      <text:p text:style-name="P64"><text:span text:style-name="T12">– </text:span>ТРИКСИ! <text:span text:style-name="T12">– <text:s/></text:span>фейсхуфнула Дэш. <text:span text:style-name="T12">– </text:span>Во имя Селестии, ЧТО ты тут делаешь?!!</text:p>
      <text:p text:style-name="P64"><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64">Так как дипломатические таланты пегаски оставляли желать лучшего, я решил взять переговоры в свои руки.</text:p>
      <text:p text:style-name="P64"><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64"><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64"><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64"><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64">Пегаска задумалась. Она обернулась на меня и мрачно спросила:</text:p>
      <text:p text:style-name="P64"><text:span text:style-name="T12">– </text:span>Ей ведь нельзя рассказывать, да?</text:p>
      <text:p text:style-name="P64"><text:span text:style-name="T12">– </text:span>Нельзя. <text:span text:style-name="T12">– </text:span>подтвердил я. <text:span text:style-name="T12">– </text:span>Селестия запретила. Может возникнуть паника и всё такое.</text:p>
      <text:p text:style-name="P6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4"><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64"><text:span text:style-name="T12">– </text:span>ОГО!</text:p>
      <text:p text:style-name="P64">Единорожка аж уселась на крыльцо от удивления.</text:p>
      <text:p text:style-name="P64"><text:span text:style-name="T12">– </text:span>Представлем себе, ЧТО вы скрываете, если ты готова на ТАКОЕ! Признаюсь, вам удалось нас заинтересовать!</text:p>
      <text:p text:style-name="P64">Единорожка в задумчивости стала ходить по веранде туда-сюда, разговаривая сама с собой.</text:p>
      <text:p text:style-name="P64"><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4"><text:soft-page-break/>Единорожка встала на задние ноги и захлопала в копыта. После чего она метнулась в дом, потянув нас за собой.</text:p>
      <text:p text:style-name="P6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4">Единорожка улеглась на диване. Мы с Дэш шмякнулись на ковёр.</text:p>
      <text:p text:style-name="P64"><text:span text:style-name="T12">– </text:span>Мы приняли решение не выдавать вас полиции в обмен на то, что вы расскажете нам о вашей секретной миссии!</text:p>
      <text:p text:style-name="P64"><text:span text:style-name="T12">– </text:span>Не пойдёт! <text:span text:style-name="T12">– </text:span>заявил я. <text:span text:style-name="T12">– </text:span>Я уже сказал, что это тайна. Мне добавить нечего.</text:p>
      <text:p text:style-name="P64"><text:span text:style-name="T12">– </text:span>Да неужели? <text:span text:style-name="T12">– </text:span>захлопала ресницами Трикси. <text:span text:style-name="T12">– </text:span>Ты хорошо подумал?</text:p>
      <text:p text:style-name="P64">Окно <text:s/>комнаты распахнулось. В комнату ворвался вой сирены. Несколько полицейских фургонов промчались мимо.</text:p>
      <text:p text:style-name="P64">Вот чёрт!!!</text:p>
      <text:p text:style-name="P64">…</text:p>
      <text:p text:style-name="P55"/>
      <text:p text:style-name="P64"><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64"><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4"><text:span text:style-name="T12">– </text:span>Стой! Что ты там сказала о Селестии?</text:p>
      <text:p text:style-name="P64">Трикси молча левитировала мне газеты с трюмо.</text:p>
      <text:p text:style-name="P64">Фак! Фак-фак-фак!!!</text:p>
      <text:p text:style-name="P64">«<text:span text:style-name="T32">Исчезновение дневной главы диархии: Эквестрия в панике!</text:span>» (статья двухдневной давности).</text:p>
      <text:p text:style-name="P64">«<text:span text:style-name="T32">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4">«<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64">«<text:span text:style-name="T32">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4">«<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4">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5">– <text:span text:style-name="T1">ОНИ ЧТО, ШУТОК НЕ ПОНИМАЮТ?!! </text:span>– <text:span text:style-name="T1">заорал я наконец. </text:span>– <text:span text:style-name="T1">Нашли пониеда, ёб их </text:span><text:span text:style-name="T25">дымоходом через коромысло</text:span><text:span text:style-name="T1">!!!</text:span></text:p>
      <text:p text:style-name="P64"><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6"><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4">Я зажал голову в ладонях и застонал, покачиваясь из стороны в сторону.</text:p>
      <text:p text:style-name="P64"><text:span text:style-name="T12">– </text:span>Макс? Ты в порядке?</text:p>
      <text:p text:style-name="P6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4">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3">– Я доведу! Обещаю!..»</text:p>
      <text:p text:style-name="P64"/>
      <text:p text:style-name="P6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4">И у меня есть кое-какие результаты, чёрт побери!</text:p>
      <text:p text:style-name="P6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4">Дерьмо! Слишком много «если» и «может быть»!</text:p>
      <text:p text:style-name="P64">Трижды дерьмо!!! Я забыл, что для проведения эксперимента, нам нужна помощь Селестии!</text:p>
      <text:p text:style-name="P64"/>
      <text:p text:style-name="P7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4"/>
      <text:p text:style-name="P6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4">Что ж, вполне привычное для меня состояние. Последний месяц был просто ярким фантастически-нереальным исключением из правила.</text:p>
      <text:p text:style-name="P42">МУ-ХА-ХА!</text:p>
      <text:p text:style-name="P42">Кажется, я знаю, как показать фак провидению! <text:span text:style-name="T12">Show must go on! &lt;</text:span>Макс задумал вместо Селестии использовать Элементы гармонии<text:span text:style-name="T12">&gt;</text:span></text:p>
      <text:p text:style-name="P64"><text:soft-page-break/>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4">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55">&lt;<text:span text:style-name="T68">David Bowie - Lets Dance/ Ashes To Ashes</text:span></text:p>
      <text:p text:style-name="P55"><text:span text:style-name="T68">Roxette – Queen of rain</text:span>&gt;</text:p>
      <text:p text:style-name="P64">– Ы! Ы! Ы! Ы! Ы!</text:p>
      <text:p text:style-name="P64">Дэш стучала лбом о сосну с такой силой, что на неё падали иголки и шишки.</text:p>
      <text:p text:style-name="P64">Я вышел из фургона и присел рядом.</text:p>
      <text:p text:style-name="P64">– Дэш! В конце-концов, мы можем спать днём, а идти ночью. Тогда я могу тащить фургон. Не стоит тебе так мучаться.</text:p>
      <text:p text:style-name="P64">Пегаска стояла, прижавшись лбом к стволу, и молчала. Я продолжил.</text:p>
      <text:p text:style-name="P64">– Или же мы можем нанять земнопони. Я не буду показываться из фургона, а ты строго запретишь ему совать нос внутрь.</text:p>
      <text:p text:style-name="P64">Дэш тяжело вздохнула и закатила глаза.</text:p>
      <text:p text:style-name="P6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4">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4">Пегаска пробормотала что-то чуть слышно.</text:p>
      <text:p text:style-name="P64">– Что? – не расслышал я.</text:p>
      <text:p text:style-name="P6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4">Я пожал плечами и обнял пегаску.</text:p>
      <text:p text:style-name="P64">– Э, нет, погоди. – Дэш сбросила плащ Трикси, скрывающий её крылья. – Давай!</text:p>
      <text:p text:style-name="P64"><text:soft-page-break/>Я обнял её повторно. В этот раз пегаска не стояла смирно, а, в свою очередь, обняла меня.</text:p>
      <text:p text:style-name="P6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4">– Эмм… Ты чего?</text:p>
      <text:p text:style-name="P64">Дэш раскрыла глаза. Я упёрся ладонью ей в грудь и осторожно отодвинул от себя. Пегаска разжала обьятия.</text:p>
      <text:p text:style-name="P64">– Йей! Обнимашки таки клёво снимают стресс! Тебе разве не нравится?</text:p>
      <text:p text:style-name="P64">– Нравится. Но ты слишком увлеклась: я чуть не оказался на земле.</text:p>
      <text:p text:style-name="P64">Дэш смутилась.</text:p>
      <text:p text:style-name="P64">– Упс! Забыла, что у тебя только одна пара ног для упора! Не сердись!</text:p>
      <text:p text:style-name="P64">Я покровительно похлопал пегаску по шее.</text:p>
      <text:p text:style-name="P6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4">Пегаска немедленно заорала:</text:p>
      <text:p text:style-name="P64">– Обнимашки-и-и!!! – и повалила меня на траву. Сила, таящаяся в её худеньком теле, обескураживала.</text:p>
      <text:p text:style-name="P64">– Дэш! Ну, не воспринимай же всё так буквально, ё-моё!</text:p>
      <text:p text:style-name="P64">– Гы! Что-то ты не слишком был готов к этому разу!</text:p>
      <text:p text:style-name="P6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4">Наконец она приземлилась, пропахав в дёрне борозды тормозного следа.</text:p>
      <text:p text:style-name="P64">– Ффух! Ещё бы немного, и я бы рехнулась от тоски! Как только Эпплджек эти телеги таскает? Это же офигенно скучно!</text:p>
      <text:p text:style-name="P64">Пегаска накинула на себя плащ, скрыв крылья, и стала впрягаться в фургончик.</text:p>
      <text:p text:style-name="P64">– Макс, залазь в фургон. Там впереди какой-то посёлок. Купим еды и узнаем новости.</text:p>
      <text:p text:style-name="P64"/>
      <text:p text:style-name="P65">***</text:p>
      <text:p text:style-name="P64"/>
      <text:p text:style-name="P64">Три дня спустя…</text:p>
      <text:p text:style-name="P64"/>
      <text:p text:style-name="P64">«<text:span text:style-name="T32">Добро пожаловать в Груммингтон! Вам здесь рады!</text:span></text:p>
      <text:p text:style-name="P64"><text:span text:style-name="T32">Население города </text:span><text:span text:style-name="T69">302 пони</text:span><text:span text:style-name="T32">.</text:span></text:p>
      <text:p text:style-name="P64"><text:span text:style-name="T69">250 пони</text:span><text:span text:style-name="T32">.</text:span></text:p>
      <text:p text:style-name="P64"><text:span text:style-name="T69">125 поней</text:span><text:span text:style-name="T32">.</text:span></text:p>
      <text:p text:style-name="P64"><text:span text:style-name="T32">54 паня.</text:span>»</text:p>
      <text:p text:style-name="P64"/>
      <text:p text:style-name="P64"><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4">Я вернулся за столик у окна и продолжил писать письмо.</text:p>
      <text:p text:style-name="P64">«<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1">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1">так её </text:span><text:span text:style-name="T3">разэтак</text:span><text:span text:style-name="T71">,</text:span><text:span text:style-name="T21"> магия!</text:span><text:span text:style-name="T61">»</text:span></text:p>
      <text:p text:style-name="P64"/>
      <text:p text:style-name="P6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4">– Всё в порядке, Дэш?</text:p>
      <text:p text:style-name="P64">Пегаска смотрела на язычки огня, танцующие в окошке печной дверцы и молчала. Наконец она отозвалась.</text:p>
      <text:p text:style-name="P64">– Нет. Не всё в порядке.</text:p>
      <text:p text:style-name="P64">Дэш отвернулась от огня и взглянула на меня.</text:p>
      <text:p text:style-name="P6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4">Я сел рядом с пегаской, обнял её и легонько встряхнул.</text:p>
      <text:p text:style-name="P6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4">Дэш негромко всхлипнула и тут же закашлялась, пытаясь скрыть секундную слабость.</text:p>
      <text:p text:style-name="P6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4">Пегаска фейсхуфнула.</text:p>
      <text:p text:style-name="P6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4">Я поставил кастрюлю с картошкой на печку.</text:p>
      <text:p text:style-name="P64">– Дэш. Когда ты в последний раз летала?</text:p>
      <text:p text:style-name="P64">– Вчера утром немного. А что?</text:p>
      <text:p text:style-name="P64">– Попробуй взлети сейчас. Просто поднимись к потолку.</text:p>
      <text:p text:style-name="P6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4">– …Да ладно!</text:p>
      <text:p text:style-name="P64">Пегаска сидела на полу и удивлённо рассматривала свои крылья. Потом для уверенности подёргала зубами за маховые перья.</text:p>
      <text:p text:style-name="P64">– Вроде не сплю — боль чувствуется. Тогда какого сена я падаю?!!</text:p>
      <text:p text:style-name="P64"><text:soft-page-break/>– Дэш. – мягко сказал я. – Судя по площади крыльев, пегасы держатся в воздухе, в основном, за счёт магии.</text:p>
      <text:p text:style-name="P64">– И?</text:p>
      <text:p text:style-name="P6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4">– У-у-у-ы-ы-ы-а-а-а!</text:p>
      <text:p text:style-name="P64">Дэш горько, с подвыванием, разрыдалась.</text:p>
      <text:p text:style-name="P64">– Ы-ы-ы! Я не могу без неба-а-а! Мне нужно лета-а-ать! Я пега-а-ас!</text:p>
      <text:p text:style-name="P64">Крутая и тренированная пегаска сотрясалась от плача, как ребёнок. Её депрессия последних дней вырвалась наружу эмоциональным взрывом.</text:p>
      <text:p text:style-name="P64">– Почему всё так… хнык... паршиво? Что мы сделали не так? Хнык… Я даже не знаю, с кем надо подраться, чтобы всё исправить…</text:p>
      <text:p text:style-name="P64">Я сел рядом. Мне нечем было её утешить, я мог лишь молча обнять её, поглаживая по растрёпанной гриве. Пегаска, вхлипывая, прижалась ко мне.</text:p>
      <text:p text:style-name="P64">– Макс?</text:p>
      <text:p text:style-name="P64">– Да?</text:p>
      <text:p text:style-name="P6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4">– Дэш, мы дойдём до Понивилля, что бы ни случилось. Обещаю тебе.</text:p>
      <text:p text:style-name="P64">Пегаска утешилась и замерла, глядя в огонь.</text:p>
      <text:p text:style-name="P64">Я мыл тарелки после ужина, когда услышал бормотание Дэш за спиной.</text:p>
      <text:p text:style-name="P64">«И-и-и… о-о-о… эн… а-а-а… И она.. П-э-э-э… о-о-о… Как эта буква называется, забери меня дискорд? Ша? Ша! Эл! А! Мммм… И она пошла...»</text:p>
      <text:p text:style-name="P64">Громкий «бабах» дал понять, что Дэш захлопнула книгу. После короткой паузы взьерошенная пегаска <text:s/>выглянула из-за спины.</text:p>
      <text:p text:style-name="P64">– Макс? Расскажи какую-нибудь сказку на ночь? Что-то спать не хочется.</text:p>
      <text:p text:style-name="P64">Пегаска залезла на диван и похлопала рядом с собой.</text:p>
      <text:p text:style-name="P64">Я поставил тарелку в шкафчик и вытер руки о передник.</text:p>
      <text:p text:style-name="P64">– Дэш, это плохая идея. Давай, я лучше тебе почитаю.</text:p>
      <text:p text:style-name="P64">– Хочу сказку! – пегаска насупилась и отгородилась от меня подушкой. – Ты плохой!</text:p>
      <text:p text:style-name="P64">– Дэш! Я не помню ни черта!</text:p>
      <text:p text:style-name="P64">– Сказку!!! – подушка полетела в меня.</text:p>
      <text:p text:style-name="P6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4">Дэш повернулась ко мне спиной и стала подозрительно шмыгать носом.</text:p>
      <text:p text:style-name="P64">Я подошёл к дивану и сел рядом, развернув её к себе.</text:p>
      <text:p text:style-name="P64">– Ну ладно. Сама напросилась!</text:p>
      <text:p text:style-name="P64">Я задумался.</text:p>
      <text:p text:style-name="P64">…</text:p>
      <text:p text:style-name="P64"><text:soft-page-break/>– Вот тебе сказка с моралью. Слушай.</text:p>
      <text:p text:style-name="P64">Я устроился на диване, положив под ноги подушку, на которой тут же примостилась и пегаска.</text:p>
      <text:p text:style-name="P64">– Однажды в кувшин с молоком попали две жабы…</text:p>
      <text:p text:style-name="P64">– Бггг! Уже смешно! – заржала Дэш. – <text:s/>Как могли жабы попасть в кувшин? Он же высокий? Жабы прыгают низко. Может, это было блюдце?</text:p>
      <text:p text:style-name="P64">– Нет! – упёрся я. – Кувшин! Иначе морали не получится! Жабы… эээ… свалились в него с кантерлотской скалы.</text:p>
      <text:p text:style-name="P64">– Ух ты! Круто! А что они там делали?</text:p>
      <text:p text:style-name="P64">– Дэш! Как я могу рассказывать, если ты постоянно меня перебиваешь?</text:p>
      <text:p text:style-name="P64">– Ну пожалуйста! Больше не буду, только объясни, как жабы оказались в Кантерлоте?</text:p>
      <text:p text:style-name="P6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4">– Вау! Прикольно!</text:p>
      <text:p text:style-name="P6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4">– А потом?</text:p>
      <text:p text:style-name="P6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4">Пегаска затряслась от смеха. Потом, прервавшись, строго спросила с меня:</text:p>
      <text:p text:style-name="P64">– А какая тут мораль? Ты говорил, в этой сказке будет мораль!</text:p>
      <text:p text:style-name="P64">– Мораль? Э-э-э... Мораль тут такая. – <text:s/>мрачно заявил я. – Не умеешь летать — не суйся к принцессе!</text:p>
      <text:p text:style-name="P64">– Хорошая… ммм… сказка… – пробормотала пегаска сонно. Зевнув во весь рот она потянулась и, обняв мою ногу, заснула.</text:p>
      <text:p text:style-name="P64">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4">Я пожал плечами, устроился поудобнее и укрылся одеялом.</text:p>
      <text:p text:style-name="P64">…</text:p>
      <text:p text:style-name="P6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4">Скррржжжж… Скррржжж… Скррржжж…</text:p>
      <text:p text:style-name="P64">Снаружи раздался скрежет. В глубокой ночи, посреди абсолютной тишины этот тихий <text:s/>звук таил необъяснимую угрозу.</text:p>
      <text:p text:style-name="P64">Скррржжжж… Скррржжж…</text:p>
      <text:p text:style-name="P6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4"><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64">– Что ты тут делаешь так поздно? Где твои родители? – вздохнув с облегчением, спросил я.</text:p>
      <text:p text:style-name="P64">Выйдя из фургона, я подошёл к жеребёнку и посветил на жестянку.</text:p>
      <text:p text:style-name="P64">– Чем ты тут занимаешься?</text:p>
      <text:p text:style-name="P64">Жеребёнка молча смотрела на меня, зажав гвоздь в зубах. На жестянке были коряво выцарапаны буквы.</text:p>
      <text:p text:style-name="P64">«<text:span text:style-name="T69">37 пни</text:span></text:p>
      <text:p text:style-name="P77">24пн</text:p>
      <text:p text:style-name="P77">15</text:p>
      <text:p text:style-name="P64"><text:span text:style-name="T32">1</text:span>»</text:p>
      <text:p text:style-name="P64">– Что это за цифры? – спросил я.</text:p>
      <text:p text:style-name="P6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4">«<text:span text:style-name="T32">Добро пожаловать в Груммингтон! Вам здесь рады!</text:span></text:p>
      <text:p text:style-name="P64"><text:span text:style-name="T32">Население города </text:span><text:span text:style-name="T69">302 пони</text:span><text:span text:style-name="T32">.</text:span></text:p>
      <text:p text:style-name="P64"><text:span text:style-name="T69">250 пони</text:span><text:span text:style-name="T32">.</text:span></text:p>
      <text:p text:style-name="P64"><text:span text:style-name="T69">125 поней</text:span><text:span text:style-name="T32">.</text:span></text:p>
      <text:p text:style-name="P64"><text:span text:style-name="T32">54 паня.</text:span>»</text:p>
      <text:p text:style-name="P6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4">– Ты хочешь сказать, этой ночью из населения осталась ты одна? – хрипло спросил я.</text:p>
      <text:p text:style-name="P64">Кобылка кивнула и снова показала на жестянку и вверх.</text:p>
      <text:p text:style-name="P64">– Макс! Оглянись! – тревожно воскликнула Дэш у меня за спиной.</text:p>
      <text:p text:style-name="P6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4">– Дэш! Быстро!</text:p>
      <text:p text:style-name="P6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4">УУУУУУРРРРРРГГГГХХХХХХХ!!!<text:span text:style-name="T12">&lt;</text:span><text:span text:style-name="T60">Metallica-Enter Sandman</text:span><text:span text:style-name="T12">&gt;</text:span></text:p>
      <text:p text:style-name="P6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4">– Макс, запрыгивай!</text:p>
      <text:p text:style-name="P64"><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8"/>
      <text:p text:style-name="P68">0</text:p>
      <text:p text:style-name="P64"/>
      <text:p text:style-name="P6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4"/>
      <text:h text:style-name="Heading_20_2" text:outline-level="2">15. Филлидельфия</text:h>
      <text:p text:style-name="P55">&lt;<text:span text:style-name="T59">Elo - Sorrow about to fall</text:span>&gt;</text:p>
      <text:p text:style-name="P55">&lt;<text:span text:style-name="T59">Kiss – I Was Made For Lovin’ You</text:span>&gt;</text:p>
      <text:p text:style-name="P6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4">Я поднял кусок газеты, прибитый ветром к ограждению и быстро пробежался по заголовкам.</text:p>
      <text:p text:style-name="P64">«<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4">«</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4">На ближайшем же столбе висело объявление, в котором за мою голову уже предлагалось двадцать пять тысяч.</text:p>
      <text:p text:style-name="P6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4">Пегаска взмахнула крыльями для эффекта. Неожиданно для неё и меня, взмах крыльев подбросил её вверх на хороший метр.</text:p>
      <text:p text:style-name="P64">– Какого се… – пегаска приземлилась на круп, изумлённо глядя на свои крылья. – ...на!</text:p>
      <text:p text:style-name="P64">Подумав немного, Дэш выбралась из упряжи и что есть мочи замахала крыльями.</text:p>
      <text:p text:style-name="P64"><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4">Я перевязывал пегаске голову, когда мне в голову пришла идея. Я указал на валяющийся рядом с нами самокат.</text:p>
      <text:p text:style-name="P64">– Дэш, ты ведь сможешь буксировать его на лету?</text:p>
      <text:p text:style-name="P64">– Этот? Конечно могу! Плёвое дело!</text:p>
      <text:p text:style-name="P64">– А со мной?</text:p>
      <text:p text:style-name="P64">– Хмм. Понимаю, к чему ты клонишь.</text:p>
      <text:p text:style-name="P64">Пегаска критически оглядела меня.</text:p>
      <text:p text:style-name="P6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4">…</text:p>
      <text:p text:style-name="P64">Когда дорожное покрытие слилось в сплошную серую полосу, а руль самоката начал у меня в руках вибрировать от скорости, я заорал:</text:p>
      <text:p text:style-name="P64">– Дэ-э-э-ш!!! Сто-о-ой!!! Хватит! Испытание пройдено! Не увлекайся!!!</text:p>
      <text:p text:style-name="P64">Пегаска приземлилась и, выплюнув поводья изо рта, встала в гордую позу.</text:p>
      <text:p text:style-name="P64">– Я ещё и не начинала, между прочим! Так, только чуть-чуть размялась!</text:p>
      <text:p text:style-name="P64">Я положил самокат и на трясущихся ногах приближался к ней. Сердце ходило ходуном где-то в районе пяток.</text:p>
      <text:p text:style-name="P64">– Дэш, ты это нарочно? Про «клячу» и всё такое?</text:p>
      <text:p text:style-name="P64">– А что такое? – невинно спросила пегаска, полуобернувшись ко мне задом.</text:p>
      <text:p text:style-name="P64">– А ничего. – нарочито спокойно сказал я, демонстративно закатывая рукава.</text:p>
      <text:p text:style-name="P6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4">– <text:s/>А того, что я тебя сейчас!..</text:p>
      <text:p text:style-name="P64">ХЛОП!</text:p>
      <text:p text:style-name="P6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4">– Бггг! – <text:s/>заржала пегаска. – Макс, не будь нытиком! Прикольная же шутка!</text:p>
      <text:p text:style-name="P6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4"><text:soft-page-break/><text:s/>Я потрепал пегаску между ушей.</text:p>
      <text:p text:style-name="P64">– Насчёт шуток я уже заметил. Не парься, я не сержусь. Вдобавок, не такой уж я и хрупкий, просто люблю перестраховаться.</text:p>
      <text:p text:style-name="P64">– Да? Это клёво. – успокоилась Дэш. – А можно попросить тебя об одной вещи?</text:p>
      <text:p text:style-name="P64">– Да?</text:p>
      <text:p text:style-name="P64">– Помнишь, я разревелась в Груммингтоне?</text:p>
      <text:p text:style-name="P64">– Ну да, было дело.</text:p>
      <text:p text:style-name="P64">– Забудь про это!</text:p>
      <text:p text:style-name="P64">– Почему? – озадачился я. – Ты тогда была такой милой тогда.</text:p>
      <text:p text:style-name="P64">Дэш насупилась и принялась ковырять копытом асфальт.</text:p>
      <text:p text:style-name="P6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4">Я пожал плечами.</text:p>
      <text:p text:style-name="P6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4">– Но ты не плачешь.</text:p>
      <text:p text:style-name="P64">Я задумался.</text:p>
      <text:p text:style-name="P6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4">– Ни фига себе! Куда ж может быть хуже? – воскликнула Дэш. – У вас что, все поголовно встают в восемь утра и едят сено на завтрак, обед и ужин?</text:p>
      <text:p text:style-name="P64">Я засмеялся.</text:p>
      <text:p text:style-name="P64">– Кто-то встаёт и раньше. Но не в этом проблема. У нас... Как бы это сказать... очень холодно.</text:p>
      <text:p text:style-name="P64">–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4">– Нет, я не то имел ввиду. Холодно не в физическом смысле. В душевном.</text:p>
      <text:p text:style-name="P64">Пегаска всмотрелась мне в лицо, как будто впервые видя его.</text:p>
      <text:p text:style-name="P64">– Ты имеешь ввиду, что тебе утром некому сказать: «Привет, хорошего дня»?</text:p>
      <text:p text:style-name="P64">– Да, примерно это я имел ввиду.</text:p>
      <text:p text:style-name="P64">– Сочувствую. Без друзей не прикольно. Всем нужны друзья. Даже Дискорду, дискорд его забери!</text:p>
      <text:p text:style-name="P64">Пегаска вдруг стала на задние ноги, положив передние мне на плечи.</text:p>
      <text:p text:style-name="P64">– Макс! В Эквестрии у тебя всегда будут друзья, что бы ни случилось!</text:p>
      <text:p text:style-name="P64">Я растроганно обнял пегаску и погладил её по шее.</text:p>
      <text:p text:style-name="P64">– Спасибо, Дэш. Это просто здорово!</text:p>
      <text:p text:style-name="P64">…</text:p>
      <text:p text:style-name="P64">Оставляя на прилавке очередной пустующей филлидельфийской лавки монетку, я озабоченно заметил:</text:p>
      <text:p text:style-name="P64"><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4">– Ты чего? – не поняла шутки пегаска. – А как же твоё участие в эксперименте?</text:p>
      <text:p text:style-name="P64">– Ты меня всё равно как-нибудь вытащишь. – отмахнулся я. – Лучше помоги искать палатку.</text:p>
      <text:p text:style-name="P6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4">Я пропустил замечание пегаски мимо ушей и продолжил паковать рюкзак.</text:p>
      <text:p text:style-name="P6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4">– Надеюсь, с ним ничего не случится. – озабоченно сказал я. – Иначе придётся объясняться с Трикси.</text:p>
      <text:p text:style-name="P64">– Ерунда! В крайнем случае, купишь ей новый. – отмахнулась пегаска. – Ты не представляешь, как я рада, что избавилась от него!</text:p>
      <text:p text:style-name="P64">Пегаска взлетела и осторожно потянула упряжь. Потом приземлилась и недовольно глянула на меня.</text:p>
      <text:p text:style-name="P64">– Скидывай! – скомандовала пегаска, указав на рюкзак.</text:p>
      <text:p text:style-name="P64">– В чём дело?</text:p>
      <text:p text:style-name="P64">Пегаска молча потянула зубами за шлейку рюкзака, сдёргивая его с меня.</text:p>
      <text:p text:style-name="P64">– Дэш, ты чего?</text:p>
      <text:p text:style-name="P64">Пегаска раскрыла рюкзак и стала копаться в нём.</text:p>
      <text:p text:style-name="P64">– Я могу нести тебя, когда ты весишь семьдесят килограмм. – больший из двух котелков отправился в провал.</text:p>
      <text:p text:style-name="P64">– Я могу тянуть тебя, когда ты весишь восемьдесят килограмм. – две трети наших запасов картошки и ухнули следом.</text:p>
      <text:p text:style-name="P64">– Я могу тащить тебя, даже когда ты весишь девяносто! – насос и запасное колесо к самокату улетели туда же.</text:p>
      <text:p text:style-name="P64">– Но мы не договаривались, что ты будешь весить под сто десять только потому, что дорвался до бесплатных магазинов! Лягать, это уже слишком!</text:p>
      <text:p text:style-name="P64">– Погоди, Дэш, консервы-то не выкидывай! Ты ж сама говорила, что только-только размялась и всё такое. <text:span text:style-name="T70">И магазин</text:span>ы вовсе<text:span text:style-name="T70"> не </text:span>бесплатные<text:span text:style-name="T70"> <text:s/></text:span>— я оставлял там деньги — последние, кстати. Дай, я сам отберу припасы...</text:p>
      <text:p text:style-name="P64">…</text:p>
      <text:p text:style-name="P6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4">– Я вижу скалу Кантерлот. Ещё день пути — и сворачиваем к Понивиллю.</text:p>
      <text:p text:style-name="P64">– А ты выдержишь?</text:p>
      <text:p text:style-name="P64">Пегаска фыркнула.</text:p>
      <text:p text:style-name="P64"><text:soft-page-break/>– Я-то выдержу. Самокат — нет.</text:p>
      <text:p text:style-name="P6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4">– Я уже думала над этим. Там часто встречаются пони. Тебя узнают.</text:p>
      <text:p text:style-name="P6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4">– «Трасса 52» – прочла Дэш на табличке. – Что-то я не помню тут никаких трасс. Наверное, недавно построили.</text:p>
      <text:p text:style-name="P6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4">– Дэ-э-эш! Тормози-и-и!!!</text:p>
      <text:p text:style-name="P64">– Чего-о-о?! Не слышу!!!</text:p>
      <text:p text:style-name="P64">КРАК!!!</text:p>
      <text:p text:style-name="P6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4">…</text:p>
      <text:p text:style-name="P73">Сияние. <text:span text:style-name="T70">Оно п</text:span>овсюду. <text:span text:style-name="T70">Нет верха и низа, нет направлений и расстояний. Нет м</text:span>ыслей. Нет чувств. Нет времени. Есть только бесконечное сияние.</text:p>
      <text:p text:style-name="P73"><text:s/>В какой-то момент пришло осознание.</text:p>
      <text:p text:style-name="P7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3">– Док, позавчерашний приходит в сознание!</text:p>
      <text:p text:style-name="P73">– Следи за давлением.</text:p>
      <text:p text:style-name="P73">В поле зрения появляется предмет. Сквозь ресницы видны только его расплывчатые очертания. Предмет движется, проводя какие-то манипуляции.</text:p>
      <text:p text:style-name="P73">Я открываю глаза и вижу фигуру в голубом.</text:p>
      <text:p text:style-name="P7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3"><text:soft-page-break/>– Больной, как вы себя чувствуете? Вы можете назвать своё имя?</text:p>
      <text:p text:style-name="P73">Я закрываю глаза и пытаюсь вспомнить.</text:p>
      <text:p text:style-name="P7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3">Я вспомнил почти всё. Моё имя? Осталось вспомнить имя. Меня зовут...</text:p>
      <text:p text:style-name="P73">– Ма-а-акс! Ма-а-акс! Ма-а-акс!</text:p>
      <text:p text:style-name="P7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3">Я открываю глаза и вижу фигуру в голубом.</text:p>
      <text:p text:style-name="P64">…</text:p>
      <text:p text:style-name="P64">Сознание с трудом возвращалось в гудевшую <text:span text:style-name="T7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4">– Ма-а-акс! Ма-а-акс! Встава-а-ай!</text:p>
      <text:p text:style-name="P64">– И как я, интересно, могу встать, если ты стоишь прямо надо мной? – с трудом отвечаю я.</text:p>
      <text:p text:style-name="P64">– Хорош умничать! – буркнула пегаска сквозь слёзы. – Макс?!!</text:p>
      <text:p text:style-name="P64">Я был полузадушен силой объятий пегаски.</text:p>
      <text:p text:style-name="P64">– Что-то я слишком часто реву с тех пор, как мы познакомились. – пробормотала Дэш, прижавшись ко мне. – Это не круто.</text:p>
      <text:p text:style-name="P64">– Ещё как круто! – утешил пегаску я. – Ты мне всю рубашку промочила. Прямо как водомётная машина.</text:p>
      <text:p text:style-name="P64">– <text:span text:style-name="T70">А т</text:span>ы вставать не хотел! Я очень-очень испугалась. <text:span text:style-name="T70">Всё-таки, д</text:span>урацкая это была затея с самокатом! Если бы можно было вернуться к фургону!</text:p>
      <text:p text:style-name="P6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4">Дэш почесала в затылке.</text:p>
      <text:p text:style-name="P6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4">Вроде, не издевается.</text:p>
      <text:p text:style-name="P64">– Дэш!</text:p>
      <text:p text:style-name="P64"><text:soft-page-break/>– Ась?</text:p>
      <text:p text:style-name="P64">Пегаска с невинным видом уставилась на меня, практически упёршись своим носом в мой.</text:p>
      <text:p text:style-name="P64">– Я бегаю ещё хуже, чем ты таскаешь фургоны. То есть, чуть лучше, чем никак.</text:p>
      <text:p text:style-name="P64">Пегаска критически осмотрела меня и помотала головой.</text:p>
      <text:p text:style-name="P64">– Фиговые у тебя шутки. Не смешные.</text:p>
      <text:p text:style-name="P64">– Дэш, я не шучу.</text:p>
      <text:p text:style-name="P64">– Не верю. – пегаска провела крылом по моей ноге от пояса до пятки. – У тебя очень длинные ноги. Почти как у аликорнов. Ты не можешь плохо бегать.</text:p>
      <text:p text:style-name="P6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4"><text:span text:style-name="T12">–</text:span> А какой у тебя там был образ жизни?</text:p>
      <text:p text:style-name="P64"><text:span text:style-name="T12">–</text:span> Сидячий. Каждый день по восемь-десять часов в день на стуле, перед компьютером. Иногда и по двенадцать.</text:p>
      <text:p text:style-name="P64">У Дэш отвалилась челюсть.</text:p>
      <text:p text:style-name="P64"><text:span text:style-name="T12">–</text:span> Дискордовы яйца! Ты сидел в тюрьме? За что тебя посадили?</text:p>
      <text:p text:style-name="P64"><text:span text:style-name="T12">–</text:span> Я не сидел в тюрьме! У меня работа сидячая. Была. Программисты так работают, понимаешь? Сидя. У нас это в порядке вещей.</text:p>
      <text:p text:style-name="P64">Пегаска неверяще смотрела на меня. Потом её удивление сменилось сочувствием. Она схватилась за голову.</text:p>
      <text:p text:style-name="P64"><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4"><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6">– Не парься. Просто исходи из того, что до Понивилля мы доберёмся шагом. И ещё вот что…</text:p>
      <text:p text:style-name="P66">– Да?</text:p>
      <text:p text:style-name="P66">– Слезь с меня наконец!</text:p>
      <text:p text:style-name="P66"/>
      <text:p text:style-name="P65">***</text:p>
      <text:p text:style-name="P64"/>
      <text:p text:style-name="P64">Два дня спустя…</text:p>
      <text:p text:style-name="P64"/>
      <text:p text:style-name="P64">Мы стояли на берегу Седлового озера. Дэш озадаченно осматривалась.</text:p>
      <text:p text:style-name="P66">–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6"><text:soft-page-break/>–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66">Пегаска <text:span text:style-name="T12">сконфужено</text:span> заметила:</text:p>
      <text:p text:style-name="P66">– Я в этих краях впервые. И обычно я путешествую по воздуху или поездом.</text:p>
      <text:p text:style-name="P6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0">матюков мне</text:span> удалось замазать самые большие щели. За тестовый<text:span text:style-name="T70"> </text:span>получасовый заплыв<text:span text:style-name="T70"> </text:span>в лодку набралось всего две банки воды.</text:p>
      <text:p text:style-name="P66">– Ну что, отправляемся? – Дэш свеслилась с носа, глядя в зеленоватую воду. – Как лодку назовёшь, кэп?</text:p>
      <text:p text:style-name="P66">– «Две банки». – буркнул я.</text:p>
      <text:p text:style-name="P56"/>
      <text:p text:style-name="P56">…</text:p>
      <text:p text:style-name="P56">&lt;<text:bookmark text:name="eow-title"/><text:span text:style-name="T62">Haddaway - What is love </text:span>&gt;</text:p>
      <text:p text:style-name="P6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6">И всё же это был славный заплыв! Медитативный плеск волн, ласково греющее спину солнце, крик чаек настроили меня на философский лад. </text:p>
      <text:p text:style-name="P6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6">– Макс. – прервала ход моих мыслей пегаска. – Наш путь заканчивается. В Понивилле мы расстанемся. Ты ничего не хочешь сказать?</text:p>
      <text:p text:style-name="P66">– Что именно? – вопрос застал меня врасплох. Я прекратил грести и обернулся.</text:p>
      <text:p text:style-name="P66">– Ну… – пегаска смутилась. – Что у тебя на душе? Какие чувства? Ты правда совсем-совсем ничего не хочешь мне сказать?</text:p>
      <text:p text:style-name="P66">– Да вроде нет. Ни о чём не думал вообще.</text:p>
      <text:p text:style-name="P6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6">– Значит, тебе нечего мне сказать? Тогда я скажу! Ты врёшь, что ни о чём не думал! Ты опять думал о ней!</text:p>
      <text:p text:style-name="P66">– О ком?</text:p>
      <text:p text:style-name="P66"><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6">Та-а-ак! Вот в чём дело, лягать меня в пузо! Пегаска ревнует! Какого хера? <text:span text:style-name="T70">Я не давал ей повода!</text:span></text:p>
      <text:p text:style-name="P66">– Это не твоё дело! – рявкнул я.</text:p>
      <text:p text:style-name="P66">– Ах, не моё?! Не моё после побега из центра Псинтела?! Не моё после обнимашек в фургоне?! Не моё после трассы 52?!! Ты… Ты…</text:p>
      <text:p text:style-name="P6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6">– Да пожалуйста! – пегаска топнула ногой. – Нет там для вас ничего полезного! Но раз уж ты это вспомнил — на здоровье! Я видела во сне человека! И о<text:span text:style-name="T70">н жил с пони! И они </text:span>офигенски <text:span text:style-name="T70">любили друг друга! И у них </text:span>был<text:span text:style-name="T70"> </text:span>офигенский <text:span text:style-name="T70">секс! </text:span>И это было круто!<text:span text:style-name="T70"> </text:span>А ты… Ты <text:span text:style-name="T12">— н</text:span>е такой! Ты не любишь пони!!!</text:p>
      <text:p text:style-name="P66">С каждой фразой пегаска всё сильнее топала ногой. Последнюю фразу она завершила сокрушительным фумикоми.</text:p>
      <text:p text:style-name="P66">КРАК!</text:p>
      <text:p text:style-name="P66">– Ой! – пегаска поспешно отдёрнула ногу. Но было поздно.</text:p>
      <text:p text:style-name="P6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6">– Оставь меня в покое! Мне не нужна твоя помощь!!!</text:p>
      <text:p text:style-name="P66">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6">Приволочив меня на берег, Дэш разжала зубы. Я успел перевернуться на спину, когда она со стоном повалилась на меня, раскинув крылья.</text:p>
      <text:p text:style-name="P66"><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6"><text:span text:style-name="T12">– </text:span>Выф-выф-вуф! <text:span text:style-name="T12">– </text:span>возразил я.</text:p>
      <text:p text:style-name="P66">Отпихнув от лица живот пегаски и выплюнув шерсть, я продолжил.</text:p>
      <text:p text:style-name="P66"><text:soft-page-break/><text:span text:style-name="T12">–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6"><text:span text:style-name="T12">– </text:span>Бе-бе-бе! <text:span text:style-name="T12">– </text:span>устало передразнила меня Дэш. <text:span text:style-name="T12">– </text:span>Макс!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6">Я молчал, осмысливая услышанное. Злость ушла. Пришла печаль.</text:p>
      <text:p text:style-name="P66"><text:span text:style-name="T12">– </text:span>Дэш, я знаю. Просто не могу о ней забыть.</text:p>
      <text:p text:style-name="P66">Пегаска тяжело поднялась.</text:p>
      <text:p text:style-name="P66"><text:span text:style-name="T12">– </text:span>Везёт же некоторым. <text:span text:style-name="T12">– </text:span>пробормотала она, раскрывая крылья для просушки.</text:p>
      <text:p text:style-name="P66">…</text:p>
      <text:p text:style-name="P66"><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66">Я сидел на песке, прижимаясь спиной к спине пегаски. Её распахнутые крылья защищали меня от ветра.</text:p>
      <text:p text:style-name="P66"><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8">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2">–</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2">–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2">– </text:span>Хорошо, пусть это будет моей фантазией. А ты правда принимаешь меня?</text:p>
      <text:p text:style-name="P5"><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5">&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66"/>
      <text:h text:style-name="Heading_20_2" text:outline-level="2">16. <text:span text:style-name="T1">Побег из Понивилля.</text:span></text:h>
      <text:p text:style-name="P66"/>
      <text:p text:style-name="P66">«<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text:p>
      <text:p text:style-name="P66"/>
      <text:p text:style-name="P66">Я отложил стопку газет, принесенных пегаской.</text:p>
      <text:p text:style-name="P66"><text:span text:style-name="T12">–</text:span> Про меня таки забыли. Отлично.</text:p>
      <text:p text:style-name="P66"><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66"><text:span text:style-name="T12">–</text:span> Ого! Луна никак не уймется. Ладно, это её проблемы.</text:p>
      <text:p text:style-name="P66"><text:soft-page-break/>К счастью, библиотека Понивилля располагалась на окраине. Пробраться туда под покровом сумерек было раз плюнуть.</text:p>
      <text:p text:style-name="P66"><text:span text:style-name="T12">– </text:span>Твайлайт, привет! Мы вернулись! <text:span text:style-name="T12">–</text:span> я захлопнул за собой дверь.</text:p>
      <text:p text:style-name="P6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6">Ни слова ни говоря, Твайлайт отперла дверь в подвал и потащила меня за собой.</text:p>
      <text:p text:style-name="P66"><text:span text:style-name="T12">– К</text:span>АКОГО ХУЯ?!! Твайлайт, ёб твою понимать, ты чё творишь? <text:span text:style-name="T12">– </text:span>я вцепился в ручку двери.</text:p>
      <text:p text:style-name="P66"><text:span text:style-name="T12">– </text:span>Твайли, ты чего? <text:span text:style-name="T12">– </text:span>брыкалась Дэш. <text:span text:style-name="T12">– </text:span>Немедленно опусти меня на пол!</text:p>
      <text:p text:style-name="P66"><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6">ХРУСТЬ!</text:p>
      <text:p text:style-name="P66">Дверная ручка оторвалась с мясом и я продолжил низвержение в подвал.</text:p>
      <text:p text:style-name="P66"><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6"><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66">Я молча дёргался, пытаясь сломать браслеты.</text:p>
      <text:p text:style-name="P66"><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6">Единорожка отвернулась к стеклянному шкафу и стала рыться в нём.</text:p>
      <text:p text:style-name="P66"><text:span text:style-name="T12">– </text:span>Где-то он тут был, я же клала его сюда на прошлой неделе, после эксперимента с тыквой!</text:p>
      <text:p text:style-name="P6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6"><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66">Я снова распластался на столе, скованный браслетами. Твайлайт с безумными глазами склонилась надо мной. Рядом с ней парил скальпель.</text:p>
      <text:p text:style-name="P66"><text:span text:style-name="T12">– </text:span>Твайлайт, не смей! <text:span text:style-name="T12">– </text:span>хриплым от ужаса голосом прошептал я.</text:p>
      <text:p text:style-name="P66"><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6">Скальпель с огромной скоростью метнулся ко мне.</text:p>
      <text:p text:style-name="P66"><text:span text:style-name="T12">– </text:span>А-А-А-А-А-А!</text:p>
      <text:p text:style-name="P66">Вжик-вжие-вжик!</text:p>
      <text:p text:style-name="P66">Лоскутья одежды полетели на пол. Я лежал на столе как новорождённый и орал соответственно.</text:p>
      <text:p text:style-name="P66"><text:soft-page-break/><text:span text:style-name="T12">– О</text:span>у! <text:span text:style-name="T70">Что-то новенькое! </text:span>Это надо задокументировать.</text:p>
      <text:p text:style-name="P66">Невесть откуда взявшийся фотоаппарат сделал несколько снимков моего естества в разных ракурсах.</text:p>
      <text:p text:style-name="P66"><text:span text:style-name="T12">– </text:span>Хрен-то тебе зачем? <text:span text:style-name="T12">– </text:span>с бессильной злостью спросил я. <text:span text:style-name="T12">– </text:span><text:span text:style-name="T70">Т</text:span>ы собираешься устроить филиал порнхаба для пони-извращенцев?</text:p>
      <text:p text:style-name="P66"><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6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66"><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6"><text:span text:style-name="T12">– </text:span>А если попроще?</text:p>
      <text:p text:style-name="P66"><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66">Твайлайт вытащила воронку из аппарата и приставила её к моей груди. За воронкой к ящику тянулся толстый гофрированный шланг.</text:p>
      <text:p text:style-name="P66"><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66"><text:span text:style-name="T12">– М</text:span>агнетрон вводит в резонанс только частицы магического субстрата. Тебе не о чём волноваться.</text:p>
      <text:p text:style-name="P6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6"><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6"/>
      <text:p text:style-name="P57">***</text:p>
      <text:p text:style-name="P57"/>
      <text:p text:style-name="P66"><text:span text:style-name="T12">– </text:span>А-А-А-А-А-А!!! Бля!</text:p>
      <text:p text:style-name="P66">Мой полёт сквозь усыпанную звёздами сине-зелёную мглу закончился столкновением с чем-то мягким.</text:p>
      <text:p text:style-name="P66"><text:span text:style-name="T12">– </text:span>Сестра???</text:p>
      <text:p text:style-name="P6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6"><text:span text:style-name="T12">– </text:span>А-А-А-А-А-А!!!</text:p>
      <text:p text:style-name="P66"/>
      <text:p text:style-name="P67"><text:soft-page-break/>***</text:p>
      <text:p text:style-name="P67"/>
      <text:p text:style-name="P66">Две кляксы надо мной сформировались в Рэйнбоу Дэш и Твайлайт Спаркл. Пони озадаченно наблюдали за мной и тихо шушукались.</text:p>
      <text:p text:style-name="P66"><text:span text:style-name="T12">– </text:span>Никогда, слышишь, никогда больше не смей подымать меня...</text:p>
      <text:p text:style-name="P66"><text:span text:style-name="T12">– </text:span>Откуда я знала, что резонансное заклинание так среагирует на...</text:p>
      <text:p text:style-name="P66"><text:span text:style-name="T12">– М</text:span>акс? <text:span text:style-name="T12">– </text:span>пегаска заметила, что я открыл глаза. <text:span text:style-name="T12">– </text:span>Ты в порядке?</text:p>
      <text:p text:style-name="P66">Я издал нечто среднее между брачным рёвом лося и стоном умирающего слона.</text:p>
      <text:p text:style-name="P66"><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6"><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66"/>
      <text:p text:style-name="P66">…</text:p>
      <text:p text:style-name="P66"/>
      <text:p text:style-name="P6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6"><text:span text:style-name="T12">– </text:span>Итак, мы:</text:p>
      <text:p text:style-name="P66">а) Имеем резонаторные рубины для ускорителя.</text:p>
      <text:p text:style-name="P66">б) После исчезновения принцессы Селестиии, не имеем <text:s/>возможности контролировать усиленное ускорителем <text:s/>заклинание Индрэ.</text:p>
      <text:p text:style-name="P66">Это значит, что:</text:p>
      <text:p text:style-name="P66">а) Нам придётся пользоваться обычной версией заклинания. Вероятность успеха в этом случае я оцениваю как <text:s/>один к пяти.</text:p>
      <text:p text:style-name="P66">б) Или идти на большой риск и вызвать неконтролируемое усиленное заклинание.</text:p>
      <text:p text:style-name="P66">Во втором случае вероятность возникновения крупной энергомагической вспышки я оцениваю как один к трём.</text:p>
      <text:p text:style-name="P66"><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66"><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66"><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66"><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66"><text:span text:style-name="T12">– </text:span>Тебе-то на Понивилль точно махать! <text:span text:style-name="T12">– </text:span>огрызнулась фермерша. <text:span text:style-name="T12">– Т</text:span>вой дом, поди, не зацепит.</text:p>
      <text:p text:style-name="P66"><text:span text:style-name="T12">– </text:span>Что ты сказала? А ну, повтори? <text:span text:style-name="T12">– </text:span>взвилась пегаска.</text:p>
      <text:p text:style-name="P66"><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66"><text:span text:style-name="T12">– </text:span>Ась?</text:p>
      <text:p text:style-name="P66"><text:soft-page-break/><text:span text:style-name="T12">– </text:span>Что?</text:p>
      <text:p text:style-name="P66"><text:span text:style-name="T12">– </text:span>Какой? <text:span text:style-name="T12">– </text:span>разом <text:span text:style-name="T12">о</text:span>бернулась ко мне компания.</text:p>
      <text:p text:style-name="P66"><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66"><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6"><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66"><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6"><text:span text:style-name="T12">– </text:span>Рэр, иногда лучше жевать, чем говорить. Вот честно!</text:p>
      <text:p text:style-name="P66"><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6"><text:span text:style-name="T12">– </text:span>Они лежали в нагрудном кармане рубашки.</text:p>
      <text:p text:style-name="P66">Твайлайт отвлеклась от доски.</text:p>
      <text:p text:style-name="P66"><text:span text:style-name="T12">– В р</text:span>убашке? Я послала вниз Спайка прибраться. Те лохмотья тлели после вспышки... Спа-а-айк!!!</text:p>
      <text:p text:style-name="P66">Дракончик поднялся по лестнице с веником в одной лапе и мусорным пакетом в другой. Он был весь перемазан сажей и что-то торопливо жевал.</text:p>
      <text:p text:style-name="P66"><text:span text:style-name="T12">– </text:span>Вот, прибрался малёхо. Но с потолка сажу ещё не успел счистить, там стремянка нужна.</text:p>
      <text:p text:style-name="P66"><text:span text:style-name="T12">– </text:span>Спайки-Вайки, не выкидывай одежду, пожалуйста. В ней должны быть рубины.</text:p>
      <text:p text:style-name="P66"><text:span text:style-name="T12">– </text:span>Какие рубины? <text:span text:style-name="T12">– </text:span>переспросил Спайк и зажевал быстрее.</text:p>
      <text:p text:style-name="P66"><text:span text:style-name="T12">–</text:span> Резонаторные! <text:span text:style-name="T12">–</text:span> холодея, ответил я. <text:span text:style-name="T12">– </text:span>В кармане рубашки должны лежать четыре кристалла.</text:p>
      <text:p text:style-name="P66"><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43"/>
      <text:p text:style-name="P66">…</text:p>
      <text:p text:style-name="P66"/>
      <text:p text:style-name="P66"><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66"><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66">Подушка отогнулась и в прямоугольнике света показалась голова Пинки.</text:p>
      <text:p text:style-name="P66"><text:span text:style-name="T12">– </text:span>Макс. Ты сейчас правильный, или нет?</text:p>
      <text:p text:style-name="P66"><text:span text:style-name="T12">– </text:span>Макс, ты как? Тебе уже лучше? <text:span text:style-name="T12">– </text:span>в прямоугольнике появилась голова Рэйнбоу Дэш.</text:p>
      <text:p text:style-name="P66"><text:span text:style-name="T12">– </text:span>Фигурально выражаясь, ты в себе? <text:span text:style-name="T12">– </text:span>вклинилась между ними Твайлайт Спаркл.</text:p>
      <text:p text:style-name="P66"><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о стороны моих ног.</text:p>
      <text:p text:style-name="P66">Я отдышался. Поняхи участливо смотрели на меня, выискивая признаки успокоения.</text:p>
      <text:p text:style-name="P66"><text:span text:style-name="T12">– </text:span>Отпустите. Я уже правильный. <text:span text:style-name="T12">– </text:span>наконец произнёс я.</text:p>
      <text:p text:style-name="P66">Пинки, Дэш и Твайлайт слезли с горки подушек, наваленных на меня после эмоционального взрыва. Эпплджек встала с ног.</text:p>
      <text:p text:style-name="P66"><text:soft-page-break/><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6"><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66"><text:span text:style-name="T12">– </text:span>Спайк!!! Немедленно... <text:s/>сбегай в лавку к Кейкам за выпечкой! Нам всем нужно успокоиться.</text:p>
      <text:p text:style-name="P66"><text:span text:style-name="T12">– </text:span>Уже бегу!</text:p>
      <text:p text:style-name="P66"/>
      <text:p text:style-name="P67">***</text:p>
      <text:p text:style-name="P66"/>
      <text:p text:style-name="P66">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6"><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66"><text:span text:style-name="T12">– </text:span>Не беспокойся, всё просчитано. Я уверена, я подчёркиваю, абсолютно уверена в безопасности эксперимента!</text:p>
      <text:p text:style-name="P66"><text:span text:style-name="T12">– </text:span>Ой, чего-то мне нехорошо становится, когда ты так говоришь...</text:p>
      <text:p text:style-name="P66"><text:span text:style-name="T12">– </text:span>Девочки, приготовились! Начинаю обратный отсчёт! Десять! Девять! Восемь! Семь!</text:p>
      <text:p text:style-name="P66">Гудение синхрофазотрона усилилось. Картинка у меня перед глазами поплыла.</text:p>
      <text:p text:style-name="P66"><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66">Картинка у меня перед глазами выключилась.</text:p>
      <text:p text:style-name="P66"/>
      <text:h text:style-name="Heading_20_2" text:outline-level="2">17. <text:span text:style-name="T1">Воплощение Индрэ</text:span></text:h>
      <text:p text:style-name="P66"/>
      <text:p text:style-name="P66">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6">Я вглядываюсь в него.</text:p>
      <text:p text:style-name="P6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6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6">Я переношусь к основанию башни.</text:p>
      <text:p text:style-name="P66">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165"><text:span text:style-name="T1">«</text:span><text:span text:style-name="T9">Обращение к читателям: это наш последний </text:span><text:span text:style-name="T8">выпуск. «Кантерлот Геральд» </text:span><text:span text:style-name="T9">закрывается</text:span><text:span text:style-name="T8"> — у нас больше не осталось работников</text:span><text:span text:style-name="T1">». «</text:span><text:span text:style-name="T8">Ежегодное послание: Принцесса Луна ничего не сказала </text:span><text:soft-page-break/><text:span text:style-name="T8">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2">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6">Я <text:span text:style-name="T82">тяну</text:span> ручку двери на верхней площадке. Сильный сквозняк чуть не сби<text:span text:style-name="T82">вает</text:span> меня с ног: ветер задува<text:span text:style-name="T82">ет</text:span> в<text:span text:style-name="T70"> </text:span>покои Луны<text:span text:style-name="T70"> </text:span>через открытые балконные двери<text:span text:style-name="T70">.</text:span></text:p>
      <text:p text:style-name="P66">Мириады пульсирующих нитей сход<text:span text:style-name="T82">ятся</text:span> к центру комнаты, где на матрасе леж<text:span text:style-name="T82">ит</text:span> скелет аликорна.</text:p>
      <text:p text:style-name="P66">Я осторожно перес<text:span text:style-name="T82">екаю</text:span> комнату и захлоп<text:span text:style-name="T82">ываю</text:span> двери на балкон.</text:p>
      <text:p text:style-name="P66"><text:span text:style-name="T12">– </text:span>А-а-а, ты <text:span text:style-name="T81">всё-</text:span>таки пришёл… <text:span text:style-name="T12">– </text:span>шелест<text:span text:style-name="T82">ит</text:span> скрипучий голос за моей спиной.</text:p>
      <text:p text:style-name="P66">Обтянутый кожей скелет поднял голову. В глубине <text:span text:style-name="T77">запавших</text:span> глазниц свет<text:span text:style-name="T82">ятся</text:span> зелёные глаза Найтмэр Мун. Пергаментная шкура грудной клетки растрескалась под ударами сердца, покрыв костяк кровавой паутиной.</text:p>
      <text:p text:style-name="P66"><text:span text:style-name="T12">– </text:span>Желаешь полюбоваться последними днями Эквестрии? Что ж… <text:span text:style-name="T75">Смотри</text:span>.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6"><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6"><text:span text:style-name="T12">– </text:span>ТЫ НИЧЕГО НЕ УЗНАЕШЬ!!!</text:p>
      <text:p text:style-name="P66">Крик под<text:span text:style-name="T82">рывает</text:span> силы Луны. Она опус<text:span text:style-name="T82">кается</text:span> на постель и закры<text:span text:style-name="T82">вает</text:span> глаза. <text:span text:style-name="T76">Некоторое время признаком её жизни остаётся только мелкое пульсирование яремной вены на высохшей шее. </text:span>Наконец она продолж<text:span text:style-name="T82">ает</text:span>.</text:p>
      <text:p text:style-name="P66"><text:span text:style-name="T12">–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се последующие разы его результат будет непредсказуем. Первую попытку мы с Селли и Твайлайт провалили. Во вторую вместо сверхаликорна призвали шута из гротескного человеческого мирка. Вот что ты узнал своим экспериментом! Твайлайт зря старалась…</text:p>
      <text:p text:style-name="P157">Луна <text:span text:style-name="T77">закашливается и </text:span>отпи<text:span text:style-name="T82">вает</text:span> из <text:span text:style-name="T79">вазы</text:span>, стояще<text:span text:style-name="T79">й</text:span> на полу рядом с матрацем.</text:p>
      <text:p text:style-name="P157"><text:span text:style-name="T12">– </text:span>Открой <text:span text:style-name="T78">балкон</text:span>. <text:span text:style-name="T76">Я призвала Найтмэр, чтобы дольше продержаться. Этой сучке из племени виндиго нужен ветер.</text:span></text:p>
      <text:p text:style-name="P161">Я <text:span text:style-name="T79">поворачиваюсь</text:span> к дверям и раств<text:span text:style-name="T82">оряю</text:span> их. <text:span text:style-name="T80">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span></text:p>
      <text:p text:style-name="P158"><text:span text:style-name="T12">– </text:span><text:span text:style-name="T81">Сожалею, что не могу убить тебя.</text:span></text:p>
      <text:p text:style-name="P161"><text:span text:style-name="T80">Обернувшись я встречаюсь с рогом аликорницы, нацеленным мне в грудь.</text:span></text:p>
      <text:p text:style-name="P158"><text:span text:style-name="T12">– </text:span><text:span text:style-name="T81">Твоё тело соткано из наваждения — мне ли не знать! Я всё ещё Владыка Снов.</text:span></text:p>
      <text:p text:style-name="P162">Я дела<text:span text:style-name="T82">ю</text:span> шаг назад, <text:span text:style-name="T82">на балкон</text:span>. Луна <text:span text:style-name="T82">т</text:span>рескуче сме<text:span text:style-name="T82">ётся</text:span> <text:span text:style-name="T82">и </text:span>шаг<text:span text:style-name="T82">ает</text:span> следом.</text:p>
      <text:p text:style-name="P158"><text:span text:style-name="T12">– </text:span><text:span text:style-name="T81">Но что в моей власти — так это вышвырнуть тебя отсюда!</text:span></text:p>
      <text:p text:style-name="P162">Я <text:span text:style-name="T82">снова отступаю</text:span>. <text:span text:style-name="T82">Как я помню, б</text:span>алкон метра три в ширину и без пери<text:span text:style-name="T82">л. И хоть я осознаю, что это сон, мне страшно до онемения.</text:span></text:p>
      <text:p text:style-name="P159"><text:span text:style-name="T12">– </text:span><text:span text:style-name="T82">Призвав тебя сюда, мы потратили последние силы. Которыми можно было поддерживать Эквестрию ещё долгие годы.</text:span></text:p>
      <text:p text:style-name="P163">Шаг назад.</text:p>
      <text:p text:style-name="P160"><text:soft-page-break/><text:span text:style-name="T12">– </text:span><text:span text:style-name="T85">Кимеринн погиб, чтобы ты жил.</text:span></text:p>
      <text:p text:style-name="P164">Шаг назад.</text:p>
      <text:p text:style-name="P159"><text:span text:style-name="T12">– </text:span><text:span text:style-name="T82">Селли осталась без магии и развоплотилась из-за тебя.</text:span></text:p>
      <text:p text:style-name="P163">Шаг назад.</text:p>
      <text:p text:style-name="P159"><text:span text:style-name="T12">– </text:span><text:span text:style-name="T83">Столько надежд впустую. И, как финальная насмешка, ты увидишь гибель Эквестрии?! Не бывать этому! ПОШЁЛ ВОН!!!</text:span></text:p>
      <text:p text:style-name="P159"><text:span text:style-name="T12"/></text:p>
      <text:p text:style-name="P56">&lt;<text:span text:style-name="T1">Луна протыкает его рогом, макс падает в провал из башни, оказывается в Эогиппе у тёмного экрана и видит, куда уходят пони</text:span>&gt;</text:p>
      <text:p text:style-name="P66"/>
      <text:p text:style-name="P56">&lt;<text:span text:style-name="T25">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8">Bee Gees – You Should Be dancing<text:span text:style-name="T34">&gt;</text:span></text:p>
      <text:p text:style-name="P55">&lt; <text:span text:style-name="T25">- Я не проводник! Луна сказала...</text:span></text:p>
      <text:p text:style-name="P55"><text:span text:style-name="T25">- Глупости! - перебила Дэш. - Не обращай внимания на то, что там кто-то сказал! Делай своё дело! Веди!</text:span>&gt;</text:p>
      <text:p text:style-name="P39">&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4"/>
      <text:p text:style-name="P64">&lt;<text:span text:style-name="T24">Добавить в фанфик плетение шуточных интриг принцессами друг против дружки</text:span>&gt;</text:p>
      <text:p text:style-name="P64"/>
      <text:p text:style-name="P55">&lt;<text:span text:style-name="T25">В сцене прощания (во сне) — Р.Д. в будущем будет стрематься поебушек с человеками, чтобы не испытывать горечи расставания. Но: </text:span></text:p>
      <text:p text:style-name="P55"><text:span text:style-name="T25">- Учти, я ни капельки не жалею о наших поебушках! Но в будущем буду их стрематься. Это очень больно — вот так расставаться</text:span>&gt;</text:p>
      <text:p text:style-name="P64"/>
      <text:p text:style-name="P64">(про Макса в сне-прощании)</text:p>
      <text:p text:style-name="P64">Я — Дискорд, и я говорю вам: он вернётся</text:p>
      <text:p text:style-name="P64"/>
      <text:p text:style-name="P55">&lt;<text:span text:style-name="T25">Глава 16: Эксперимент в Понивилле, сон Макса, сражение с Луной вместе с Элементами Гармонии</text:span></text:p>
      <text:p text:style-name="P4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42">Глава 18: Возвращение к Замку Двух Сестёр на парящем замке. Самба в небесном замке</text:p>
      <text:p text:style-name="P55"><text:span text:style-name="T25">Дальше — использовать по-максимуму уже написанное</text:span>&gt;</text:p>
      <text:p text:style-name="P55"/>
      <text:p text:style-name="P55">&lt;<text:span text:style-name="T25">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25">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text:soft-page-break/>&lt;<text:span text:style-name="T25">Соседи злы на Эквестрию, потому что аликорны корректируют курс планеты так, чтобы самый хороший климат был именно над Эквестрией</text:span>&gt;</text:p>
      <text:p text:style-name="P64"/>
      <text:p text:style-name="P120"><text:span text:style-name="T12"><text:s/>&lt;</text:span><text:span text:style-name="T29"> - </text:span><text:span text:style-name="T24">Я не могу быть вашим спасителем! Я намного хуже и испорченнее вас!</text:span><text:span text:style-name="T12">&gt;</text:span></text:p>
      <text:p text:style-name="P64"/>
      <text:p text:style-name="P55">&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5">- Сестра <text:s/>всегда норовила спихнуть тяжёлую задачу на кого-нибудь другого!</text:p>
      <text:p text:style-name="P45">- А также совместить приятное с полезным. - заметил я.</text:p>
      <text:p text:style-name="P45">Луна бросила на меня тяжёлый взгляд.</text:p>
      <text:p text:style-name="P4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5">- Тогда зачем она..?</text:p>
      <text:p text:style-name="P4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5">Меня как будто окатило ледяным душем. Не любовь и даже не дружба. Просто плата за услугу… Даже не дружба...</text:p>
      <text:p text:style-name="P45">- А другие? Они тоже… давали мне потому, что считали меня последним шансом?</text:p>
      <text:p text:style-name="P45">- Другие? Кто ещё?<text:span text:style-name="T13"> </text:span><text:span text:style-name="T61">С кем ещё у тебя были… отношения?</text:span></text:p>
      <text:p text:style-name="P41">- С Рэйнбоу Дэш — ответил я несчастным голосом. - И, может быть, с Пинки.</text:p>
      <text:p text:style-name="P4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1"/>
      <text:p text:style-name="P37">&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2">&lt;</text:span>пятый<text:span text:style-name="T12">&gt;</text:span> раз за последние полгода туда-сюда через него мотаешься. Так часто сюда даже аликорны не заглядывают…</text:p>
      <text:p text:style-name="P37"><text:span text:style-name="T1">И Макс с Анакорном совместно решают проблему Эквестрии (Анакорн жалуется ему, что сам не успевает затыкать дыры)</text:span>&gt;</text:p>
      <text:p text:style-name="P51"/>
      <text:p text:style-name="P1"><text:span text:style-name="T25">В Понивилле</text:span><text:span text:style-name="T24"> — эксперимент с Воплощением Индрэ на </text:span><text:span text:style-name="T25">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4">. </text:span><text:span text:style-name="T25">Макс видит дерево реальностей Эквестрии и в своём сне-прошлом в</text:span><text:span text:style-name="T24">идит Селестию в очереди на вылет - </text:span><text:span text:style-name="T25">и в</text:span><text:span text:style-name="T24">идит, куда ведёт чёрный экран </text:span><text:span text:style-name="T25">(в мир людей)</text:span><text:span text:style-name="T24">. </text:span><text:span text:style-name="T25">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4">).</text:span><text:span text:style-name="T27">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text:span><text:soft-page-break/><text:span text:style-name="T27">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4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1"/>
      <text:p text:style-name="P41">Силовой корсет Селестии Макс обнаруживает в башне Селестии, в её комнате, в шкафу рядом с её боевыми доспехами (помятыми)</text:p>
      <text:p text:style-name="P41"/>
      <text:p text:style-name="P4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7">Дальше — написано. Дискорда при возврате подменяет Трикси</text:span>&gt;</text:p>
      <text:p text:style-name="P51">- <text:span text:style-name="T1">Ты же говорил, у нас нет магии?</text:span></text:p>
      <text:p text:style-name="P60">- Нет. Но что я, по-твоему, делал за тысячи лет заточения в статуе? Да я столько магии накопил, что могу вывернуть это мирок пару раз наизнанку! <text:span text:style-name="T70">Кстати, он от </text:span>э<text:span text:style-name="T70">того только лучше станет!</text:span></text:p>
      <text:p text:style-name="P60">- Но тогда ты мог бы захватить власть в Эквестрии?</text:p>
      <text:p text:style-name="P60">- Мог бы. Но… Зачем? За эти годы я многое переосмыслил и понял: властвовать чертовски скучно! Куда интереснее строить козни изподтишка...</text:p>
      <text:p text:style-name="P51"/>
      <text:p text:style-name="P33"><text:span text:style-name="T15">&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5">&gt;</text:span></text:p>
      <text:p text:style-name="P36"/>
      <text:p text:style-name="P4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5"/>
      <text:p text:style-name="P51">&lt;<text:span text:style-name="T25">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1">- В соответствии с законом от … «Об отсутствии одного из соправителей диархии» принимаю всю власть на себя!</text:p>
      <text:p text:style-name="P41">- <text:s/>Но этот закон Её Высочество, принцесса Селестия принимала для себя, чтобы разрешить ситуацию с вашим … ммм... пребыванием на Луне!</text:p>
      <text:p text:style-name="P51"><text:span text:style-name="T25">- В законе не указана конкретный соправитель Диархии!</text:span>&gt;</text:p>
      <text:p text:style-name="P51"><text:soft-page-break/></text:p>
      <text:p text:style-name="P51">&lt;<text:span text:style-name="T25">Заговорщики таки подняли восстание после исчезновения Селестии. Они обвинили Луну и Макса в узурпации власти</text:span>&gt;</text:p>
      <text:p text:style-name="P51"/>
      <text:p text:style-name="P37">&lt;<text:span text:style-name="T1">Добавить рассуждения на этическую тему на грани катастрофы</text:span>&gt;</text:p>
      <text:p text:style-name="P37"/>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41">&lt;Добавить грозный выход Луны для противостояния повстанцам&gt;</text:p>
      <text:p text:style-name="P41"/>
      <text:p text:style-name="P41">&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41"/>
      <text:p text:style-name="P4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4"/>
      <text:p text:style-name="P2"><text:span text:style-name="T12">–</text:span> Найтмэр Мун и Дискорд не разорвались и не сгорели.</text:p>
      <text:p text:style-name="P2"><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P7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2">&lt;</text:span><text:span text:style-name="T25">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2">&gt;</text:span></text:p>
      <text:p text:style-name="P1"><text:soft-page-break/></text:p>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60"/>
      <text:h text:style-name="P14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2">&lt;</text:span><text:span text:style-name="T24">Влад рассказывает Максу о своём сне </text:span><text:span text:style-name="T29">—</text:span><text:span text:style-name="T24"> как он был поняхой, а потом проснулся в мире Терры</text:span><text:span text:style-name="T12">&gt;</text:span></text:p>
      <text:p text:style-name="P2"/>
      <text:p text:style-name="P4">***</text:p>
      <text:p text:style-name="P16"/>
      <text:p text:style-name="P15"/>
      <text:p text:style-name="P16"><text:span text:style-name="T54">&lt;</text:span><text:span text:style-name="T28">самолёт в эквестрию проваливается во время </text:span><text:span text:style-name="T2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0">&gt;</text:span></text:p>
      <text:p text:style-name="P54">&lt;<text:span text:style-name="T1">О рейде пони-рейнджеров Максу рассказывает Луна во время его возвращения в Кантерлот после исчезновения Селестии.</text:span>&gt;</text:p>
      <text:p text:style-name="P51"/>
      <text:p text:style-name="P61">&lt;<text:span text:style-name="T2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1"/>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2"/>
      <text:p text:style-name="P2"><text:span text:style-name="T12">–</text:span> А дальше всё было хуже, намного хуже...</text:p>
      <text:p text:style-name="P2"/>
      <text:p text:style-name="P1"/>
      <text:p text:style-name="P2"><text:soft-page-break/></text:p>
      <text:p text:style-name="P4">***</text:p>
      <text:p text:style-name="P16"/>
      <text:p text:style-name="P2"><text:span text:style-name="T12">&lt;Луна - </text:span><text:span text:style-name="T2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2">&gt;</text:span></text:p>
      <text:p text:style-name="P16"/>
      <text:h text:style-name="P146" text:outline-level="2">Рейд пони-рэйнджеров</text:h>
      <text:p text:style-name="P2"/>
      <text:p text:style-name="P32">(леденящий душу триллер, музыка тревожная)</text:p>
      <text:p text:style-name="P6">&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text:soft-page-break/>птицы исчезли совсем. Странную метаморфозу приобрели ползучие и вьющиеся растения, которых тут было великое множество.</text:p>
      <text:p text:style-name="P2"><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23">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2">&lt;</text:span><text:span text:style-name="T25">Добавить кокатрикса, мантикору и древесных волков. Тентаклианы переименовать в пландерсиды</text:span><text:span text:style-name="T1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2">&lt;</text:span><text:span text:style-name="T24">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text:soft-page-break/>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4">***</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4">???</text:span><text:span text:style-name="T12">&gt;</text:span></text:p>
      <text:p text:style-name="P2">Луна обошла Кимеринна. </text:p>
      <text:p text:style-name="P2"><text:span text:style-name="T12">–</text:span> У вас рассечен бок. И колотая рана на шее.</text:p>
      <text:p text:style-name="P2"><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oft-page-break/><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pan text:style-name="T12">–</text:span> Луна, мой дорогой. Для тебя <text:span text:style-name="T12">—</text:span> Луна…</text:p>
      <text:p text:style-name="P2">...</text:p>
      <text:p text:style-name="P2"/>
      <text:h text:style-name="P146" text:outline-level="2">Рейд пони-рэйнджеров-2 (<text:span text:style-name="T24">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2">&lt;</text:span><text:span text:style-name="T24">гидрорысью</text:span><text:span text:style-name="T12">&gt;</text:span> и нападением <text:span text:style-name="T12">&lt;</text:span><text:span text:style-name="T24">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24">Нужен ли тут самолёт? Нужен артефакт из Fallout Equestria - летучий корабль</text:span>?<text:span text:style-name="T12">&gt;</text:span></text:p>
      <text:p text:style-name="P2"><text:soft-page-break/>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text:soft-page-break/>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2">–</text:span> Силк, не волнуйся, если будет опасно, мы сразу же повернём. (И пойдём другой дорогой <text:span text:style-name="T1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oft-page-break/><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2">&lt;</text:span><text:span text:style-name="T2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2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
      <text:p text:style-name="P2"/>
      <text:p text:style-name="P2"/>
      <text:p text:style-name="P2"><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4"/>
      <text:p text:style-name="P61">Она вытянула шею и начала по очереди сгибать-разгибать ноги, разминая суставы.</text:p>
      <text:p text:style-name="P61"><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
      <text:p text:style-name="P2"><text:soft-page-break/><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6" text:outline-level="2"/>
      <text:h text:style-name="P14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oft-page-break/><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4"><text:span text:style-name="T1">–</text:span> Программы. Это такие… гм… заклинания. Ты пишешь программу, запускаешь её, а потом она делает что-то для тебя.</text:p>
      <text:p text:style-name="P34"><text:span text:style-name="T1">–</text:span> То есть, ты, типа, волшебник в своём мире?</text:p>
      <text:p text:style-name="P34"><text:span text:style-name="T1">–</text:span> Вряд ли меня так можно называть. Очень далёкие параллели. У нас совсем нет магии.</text:p>
      <text:p text:style-name="P3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text:soft-page-break/>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7"/>
      <text:h text:style-name="P146" text:outline-level="2">Первый сеанс двойного сна. Рэрити</text:h>
      <text:p text:style-name="P2"/>
      <text:p text:style-name="P2"><text:span text:style-name="T12">&lt;</text:span><text:span text:style-name="T2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4">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oft-page-break/><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6" text:outline-level="2">Сон Макса</text:h>
      <text:p text:style-name="P112"/>
      <text:p text:style-name="P2"><text:span text:style-name="T12">&lt;</text:span><text:span text:style-name="T2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9">–</text:span><text:span text:style-name="T24"> Готова, </text:span><text:span text:style-name="T29">–</text:span><text:span text:style-name="T24"> процедила она.</text:span><text:span text:style-name="T12">&gt;</text:span></text:p>
      <text:p text:style-name="P4">***</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oft-page-break/><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40"/>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pan text:style-name="T12">–</text:span> Хорошо, Рэйнбоу Дэш. Договорились.</text:p>
      <text:p text:style-name="P2"><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oft-page-break/><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24">Рэйнбоу объясняет Максу, почему Пинки расплатилась за него </text:span><text:span text:style-name="T25">—</text:span><text:span text:style-name="T24"> и вспоминает, что когда-то уже объясняла нечто подобное (Леро)</text:span></text:p>
      <text:p text:style-name="P2"/>
      <text:h text:style-name="P146" text:outline-level="2"/>
      <text:p text:style-name="P112"/>
      <text:p text:style-name="P112"/>
      <text:p text:style-name="P2"><text:span text:style-name="T12">&lt;</text:span><text:span text:style-name="T24">Подходя к замку Принцесс, Дэш рассказывает Максу обо сне, который она утаила - с Леро.</text:span><text:span text:style-name="T12">&gt;</text:span> </text:p>
      <text:p text:style-name="P2"><text:span text:style-name="T12">&lt;</text:span><text:span text:style-name="T24">Кто следующий готов рассказывать?</text:span></text:p>
      <text:p text:style-name="P34">Пинки дёрнулась на месте, но промолчала.</text:p>
      <text:p text:style-name="P2"><text:span text:style-name="T29">–</text:span><text:span text:style-name="T24"> Я расскажу, - шагнула вперёд радужная пегаска. </text:span><text:span text:style-name="T29">–</text:span><text:span text:style-name="T24"> Хотя вряд ли ты узнаешь что-то полезное. Там галиматья какая-то…</text:span><text:span text:style-name="T12">&gt;</text:span></text:p>
      <text:p text:style-name="P2"><text:span text:style-name="T12">&lt;</text:span><text:span text:style-name="T24">После рассказа РД рассказывает Пинки. При расказе становится ясно её безумие </text:span><text:span text:style-name="T29">—</text:span><text:span text:style-name="T24"> она становится Пинкаминой из-за её сна </text:span><text:span text:style-name="T29">—</text:span><text:span text:style-name="T24"> “Кексиков”. Также она видит во сне центр Эгрегора Эквестрии </text:span><text:span text:style-name="T29">—</text:span><text:span text:style-name="T24"> Селестию. И она видит, как Селестия превращается в набор цифр и уходит в экран </text:span><text:span text:style-name="T29">—</text:span><text:span text:style-name="T24"> в мир Терры.</text:span></text:p>
      <text:p text:style-name="P34">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4">В мире Терры они ищут Селестию. В конце-концов Макс находит её в кибермозге </text:span><text:span text:style-name="T29">—</text:span><text:span text:style-name="T2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9">—</text:span><text:span text:style-name="T24"> Эгрегором Эквестрии. После чего пееренос на Землю на 10 лет назад. Начало написания “Последнего фанфика”.</text:span><text:span text:style-name="T12">&gt;</text:span></text:p>
      <text:p text:style-name="P16"/>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
      <text:h text:style-name="P146" text:outline-level="2"/>
      <text:p text:style-name="P4">***</text:p>
      <text:p text:style-name="P2"><text:soft-page-break/><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
      <text:h text:style-name="P146"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25">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25">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oft-page-break/><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pan text:style-name="T12">–</text:span> Приложу все усилия, Ваше Высочество. Но мне понадобится провести некоторое время в библиотеке Кантерлота.</text:p>
      <text:p text:style-name="P2"><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6" text:outline-level="2">Поиск решения</text:h>
      <text:p text:style-name="P112"/>
      <text:p text:style-name="P2"><text:span text:style-name="T1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25">Луна приносит в жертву свою кровь, чтобы путешествие к замку прошло без потерь. Жертва не принимается — Дэш погибает</text:span>&gt;</text:p>
      <text:p text:style-name="P2"><text:span text:style-name="T12">&lt;</text:span><text:span text:style-name="T24">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6"/>
      <text:p text:style-name="P2"><text:span text:style-name="T12">&lt;</text:span><text:span text:style-name="T2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4"> Луна создаёт обратный коридор в срок.</text:span><text:span text:style-name="T12">&gt;</text:span></text:p>
      <text:p text:style-name="P2"/>
      <text:h text:style-name="P14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text:soft-page-break/>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2">—</text:span> виднелось под листвой плюща.</text:p>
      <text:p text:style-name="P2">“Откуда здесь взялся рухнувший Боинг?” <text:span text:style-name="T12">&lt;</text:span><text:span text:style-name="T25">Дуглас </text:span><text:span text:style-name="T29">—</text:span><text:span text:style-name="T25"> </text:span><text:span text:style-name="T29">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2">&lt;</text:span><text:span text:style-name="T24">высоко летать нельзя из-за молний</text:span><text:span text:style-name="T12">&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oft-page-break/><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24">двухмесячной</text:span><text:span text:style-name="T12">&gt;</text:span> давности осталось лишь направление движения.</text:p>
      <text:p text:style-name="P2">И опять, как <text:span text:style-name="T12">&lt;</text:span><text:span text:style-name="T24">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text:soft-page-break/>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2">&lt;</text:span><text:span text:style-name="T24">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24">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24">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text:soft-page-break/>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4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24">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4">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pan text:style-name="T12">&lt;\</text:span>...</text:p>
      <text:p text:style-name="P2"><text:span text:style-name="T12">&lt;\</text:span>...</text:p>
      <text:p text:style-name="P2"><text:span text:style-name="T12">&lt;\</text:span>Решение:</text:p>
      <text:p text:style-name="P2"><text:span text:style-name="T12">&lt;\&lt;</text:span><text:span text:style-name="T24">Не следует противопоставлять злу ещё большее зло - это только усилит его — </text:span><text:span text:style-name="T25">кодовая фраза</text:span><text:span text:style-name="T2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4">трёх</text:span><text:span text:style-name="T12">&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4">три месяца</text:span><text:span text:style-name="T12">&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text:soft-page-break/></text:p>
      <text:p text:style-name="P2"><text:span text:style-name="T12">&lt;</text:span><text:span text:style-name="T2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6" text:outline-level="2">Безнадёжность</text:h>
      <text:p text:style-name="P16">&lt;<text:span text:style-name="T2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4">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4">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4">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4">пять</text:span><text:span text:style-name="T12">&gt;</text:span>длинную прореху в куртке, <text:span text:style-name="T12">&lt;</text:span><text:span text:style-name="T24">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4">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4">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4">уменьшить подозрения — о них должен догадаться Макс</text:span><text:span text:style-name="T12">&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4">улучшить</text:span><text:span text:style-name="T12">&gt;</text:span>. А тот случай, когда мне пришлось зашивать тебе куртку после нападения убийц <text:span text:style-name="T12">&lt;</text:span><text:span text:style-name="T24">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6" text:outline-level="2">След?</text:h>
      <text:p text:style-name="P112"/>
      <text:p text:style-name="P2"><text:span text:style-name="T12">&lt;</text:span><text:span text:style-name="T24">сначала эпизод - проверка сумки в серверной</text:span><text:span text:style-name="T12">&gt;</text:span></text:p>
      <text:p text:style-name="P2"><text:span text:style-name="T12">&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4">“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2">&lt;</text:span><text:span text:style-name="T24">расширить. Перед кафешкой - диалог с Флатти и ЭйДжей. Все думают, что наконец-то нашли Селестию. Все ликуют</text:span><text:span text:style-name="T12">&gt;</text:span></text:p>
      <text:p text:style-name="P16"><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24">Расширить сцену в кафе. Ожидание, подьём и… падение ожиданий</text:span><text:span text:style-name="T12">&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4">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6" text:outline-level="2">Озарение</text:h>
      <text:p text:style-name="P2"/>
      <text:p text:style-name="P2"><text:span text:style-name="T12">&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93"/>
      <text:p text:style-name="P94"><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12">– </text:span>Ну хорошо. Убедила. В конце-концов, можем поступить так. Вы с Флатти вернётесь обратно а я продолжу поиски здесь.</text:p>
      <text:p text:style-name="P93"><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12">– </text:span>Вы можете связываться со мной раз в месяц по коридору.</text:p>
      <text:p text:style-name="P93"><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12">– </text:span>Конечно оставаться. Кто ещё, кроме нас, может найти её?</text:p>
      <text:p text:style-name="P93"><text:span text:style-name="T12">– </text:span>Я думал, ты не сможешь оставить Энджела и всех остальных надолго.</text:p>
      <text:p text:style-name="P93"><text:soft-page-break/><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8"><text:span text:style-name="T12">– </text:span>Извини, Флаттершай, забылся.</text:p>
      <text:p text:style-name="P98"><text:span text:style-name="T12">– </text:span>Та ладно, я ж не против, – возразила Эпплджек. – Не парься, Флатти. Было б хуже, если б он <text:s/>назвал меня Эпплджек на людях.</text:p>
      <text:p text:style-name="P98"><text:span text:style-name="T12">– </text:span>Ты так... – запнулась Флаттершай. – Так быстро забыла свою ферму. И...</text:p>
      <text:p text:style-name="P98"><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8"><text:span text:style-name="T12">– </text:span>Как ты можешь так говорить? – расплакалась Флаттершай.</text:p>
      <text:p text:style-name="P98"><text:span text:style-name="T12">– </text:span>Эй, девушки, не ссорьтесь! Мы — одна команда! И надеюсь, останемся ею и в дальнейшем. </text:p>
      <text:list xml:id="list8351056915731578790" text:style-name="L5">
        <text:list-header>
          <text:p text:style-name="P16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8"><text:span text:style-name="T12">– </text:span>А если нет? – Эпплджек смотрела мне мне прямо в глаза.</text:p>
      <text:list xml:id="list151957740581924" text:continue-numbering="true" text:style-name="L5">
        <text:list-header>
          <text:p text:style-name="P166">Я молча пожал плечами. Эпплджек уверенно продолжила.</text:p>
        </text:list-header>
      </text:list>
      <text:p text:style-name="P98"><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8"><text:span text:style-name="T12">– </text:span>Спасибо, ЭйДжей.</text:p>
      <text:p text:style-name="P98"><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51956305345644" text:continue-numbering="true" text:style-name="L5">
        <text:list-header>
          <text:p text:style-name="P166">Флаттершай пробормотала нечто, показавшееся мне знакомым.</text:p>
        </text:list-header>
      </text:list>
      <text:p text:style-name="P98"><text:span text:style-name="T12">– </text:span>Флатти, ты что-то сказала? Я не расслышал.</text:p>
      <text:p text:style-name="P98"><text:span text:style-name="T12">– </text:span>Намерение Изменяет Реальность.</text:p>
      <text:p text:style-name="P98"><text:span text:style-name="T12">– </text:span>Эээ. А где ты слышала эту фразу, если не секрет?</text:p>
      <text:p text:style-name="P98"><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51956509530633" text:continue-numbering="true" text:style-name="L5">
        <text:list-header>
          <text:p text:style-name="P166">У меня как будто вспыхнула лампочка в мозгу. Кирпичики быстро выстраивались в целостную картину. Я ринулся в прихожую.</text:p>
        </text:list-header>
      </text:list>
      <text:p text:style-name="P98"><text:span text:style-name="T12">– </text:span>Флатти, ЭйДжей, буду через час. Ждите!</text:p>
      <text:p text:style-name="P93"/>
      <text:h text:style-name="P145" text:outline-level="2">Почти.</text:h>
      <text:p text:style-name="P109"/>
      <text:p text:style-name="P98">В офисе меня встретил лыбящийся Стас.</text:p>
      <text:p text:style-name="P9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8">Я уставился на Стаса и он, захлёбываясь от торопливости, начал <text:span text:style-name="T12">расказывать</text:span>.</text:p>
      <text:p text:style-name="P9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8">– Ты его уничтожил?</text:p>
      <text:p text:style-name="P98">– Кого?</text:p>
      <text:p text:style-name="P98">– Этический модуль. Селестию.</text:p>
      <text:p text:style-name="P9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8">– Ты его уничтожил?</text:p>
      <text:p text:style-name="P9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8">– То есть, на домашнем компьютере Влада модуль работает и дальше?</text:p>
      <text:p text:style-name="P98">– Ага. К нему-то у меня доступа нету. Но в кластер к Нексусу он больше не пролезет.</text:p>
      <text:p text:style-name="P98">– Спасибо, Стас. Ты молодец.</text:p>
      <text:p text:style-name="P98">Ниточка, чуть было не прервавшаяся в офисе, повела в квартиру Влада.</text:p>
      <text:p text:style-name="P98"/>
      <text:h text:style-name="P145" text:outline-level="2">Дискорд</text:h>
      <text:p text:style-name="P112"/>
      <text:p text:style-name="P109">Девушки поспешно собирались, пока я растолковывал им задачу.</text:p>
      <text:p text:style-name="P109"><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9"><text:span text:style-name="T12">– </text:span>Это тот твой приятель, который разбился с полгода назад? – спросила Эпплджек.</text:p>
      <text:p text:style-name="P109"><text:span text:style-name="T12">– </text:span>Да, это он.</text:p>
      <text:p text:style-name="P109"><text:span text:style-name="T12">– </text:span>А как мы попадём в его квартиру? Там сейчас кто-то живёт? – Флаттершай прыгала на одной ноге, натягивая кед.</text:p>
      <text:p text:style-name="P109"><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0">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4">Плохо написано!</text:span><text:span text:style-name="T12">&gt;</text:span></text:p>
      <text:p text:style-name="P110"><text:soft-page-break/>Я поднёс брелок пропуска к домофону, но дверь подъезда не открылась. Замигала красная лампочка и зажужжал зуммер.</text:p>
      <text:p text:style-name="P110">Я выругался.</text:p>
      <text:p text:style-name="P110"><text:span text:style-name="T12">– </text:span>Макс, что случилось? У нас проблемы?</text:p>
      <text:p text:style-name="P110"><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0"><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10"><text:span text:style-name="T12">– </text:span>Нет нужды. Лучше станьте-ка сзади меня так, чтобы заслонить от этих бабулек и от вооон той камеры наблюдения.</text:p>
      <text:list xml:id="list7242041446316184461" text:style-name="L6">
        <text:list-header>
          <text:p text:style-name="P16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8">Раздался лёгкий «кряк» и дверь подалась.</text:p>
      <text:p text:style-name="P133"><text:span text:style-name="T12">–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8">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3"><text:span text:style-name="T12">– </text:span>Макс, тут окно разбито! И верёвка какая-то висит. – крикнула Флаттершай из кухни.</text:p>
      <text:p text:style-name="P133"><text:span text:style-name="T12">–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12">–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oft-page-break/><text:span text:style-name="T12">– </text:span>Оп-па! – пробормотала Эпплджек. – Нежданчик!</text:p>
      <text:p text:style-name="P133"><text:span text:style-name="T12">–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2">– </text:span>А почему ты вообще решил искать нас тут? – спросила Эпплджек. – Приехал бы домой. Мы б тебя чаем напоили.</text:p>
      <text:p text:style-name="P113"><text:span text:style-name="T12">–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12">– </text:span>С кем это вы тут разговариваете?</text:p>
      <text:list xml:id="list8584739471326521900" text:style-name="L7">
        <text:list-header>
          <text:p text:style-name="P14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6" text:outline-level="2">Селестия</text:h>
      <text:p text:style-name="P133"/>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text:soft-page-break/>– Ффы, тьфу, пффф, пфу! <text:span text:style-name="T12">&lt;</text:span><text:span text:style-name="T24">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5">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8">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26">– И что? – продолжила его мысль Эпплджек.</text:p>
      <text:p text:style-name="P126">– Эквестрийские <text:span text:style-name="T12">&lt;</text:span><text:span text:style-name="T24">три месяца</text:span><text:span text:style-name="T12">&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22"/>
      <text:h text:style-name="P146"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text:soft-page-break/>–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12">&lt;</text:span><text:span text:style-name="T24">полгода</text:span><text:span text:style-name="T12">&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7" text:outline-level="1">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12">–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8"/>
      <text:p text:style-name="P93"><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8"/>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9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8">– Стоп, не торопись. – у меня голова пошла кругом от информации. – Я ничего не понял. Какие-такие проблемы? Какие варианты? Зачем его поддерживать?</text:p>
      <text:p text:style-name="P98">Анакорн недовольно поморщился, но продолжил.</text:p>
      <text:p text:style-name="P9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8"><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8"/>
      <text:p text:style-name="P9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0"/>
      <text:p text:style-name="P98"/>
      <text:p text:style-name="P98"/>
      <text:p text:style-name="P9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8">На голограмме появилась солнечная система Эквуса. Почему-то в центре системы был сам Эквус. Вокруг него вращались солнце и луна.</text:p>
      <text:p text:style-name="P98">Анакорн плюхнулся обратно в кресло и схватился за голову. Потом, немного успокоившись, продолжил.</text:p>
      <text:p text:style-name="P9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8">Анакорн отпил из стакана и продолжил.</text:p>
      <text:p text:style-name="P9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5">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8">Анакорн постучал по столику указкой. Солнечная система увеличилась, оставив в поле зрения только шар Эквуса.</text:p>
      <text:p text:style-name="P9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01">Ко мне наконец-то пришло понимание ситуации.</text:p>
      <text:p text:style-name="P10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8">Анакорн смутился.</text:p>
      <text:p text:style-name="P9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8">(<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8"><text:span text:style-name="T21">– Сам ты раздолбай! – произнёс, наконец, Свирл</text:span>)</text:p>
      <text:p text:style-name="P98">… И создали вы его достаточно топорно — видишь, он трещит по швам.</text:p>
      <text:p text:style-name="P98">– Хмм. То есть, это брони создали Эквус?</text:p>
      <text:p text:style-name="P9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8">Я вспомнил события последнего года <text:span text:style-name="T12">&lt;</text:span>упомянуть в эпизоде на Терре, что МЛП-сериал закрылся год назад<text:span text:style-name="T12">&gt;</text:span></text:p>
      <text:p text:style-name="P9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8">Анакорн с такой силой сжал карандаш, что он хрустнул.</text:p>
      <text:p text:style-name="P98"><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text:p text:style-name="P98"/>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1">– Верни Рэйнбоу!!!</text:p>
      <text:p text:style-name="P101">Обломки карандаша выпали из кулака Анакорна на столик.</text:p>
      <text:p text:style-name="P101">– Э-э-э… м-м-м… ну-у-у...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1">– Нет. Плата остаётся неизменной. Тут мы квиты. У меня тоже мало шансов помочь тебе — я не имею ни малейшего понятия, как это сделать.</text:p>
      <text:p text:style-name="P101">Ставшие почти прозрачными стены комнаты снова обрели материальность. Анакорн пожал плечами и протянул мне руку через столик.</text:p>
      <text:p text:style-name="P101"><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1">Я задумался.</text:p>
      <text:p text:style-name="P10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1">Анакорн почесал в затылке.</text:p>
      <text:p text:style-name="P101">– А кьютимарки? Как, <text:span text:style-name="T12">&lt;</text:span><text:span text:style-name="T29">чёрт</text:span><text:span text:style-name="T12">&gt;</text:span> меня побери, объяснить кьютимарки?</text:p>
      <text:p text:style-name="P101">– А кьютимарки ты сам даришь пони, когда распознаёшь их жизненное предназначение.</text:p>
      <text:p text:style-name="P10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1">Я пожал плечами.</text:p>
      <text:p text:style-name="P101">–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12">–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oft-page-break/><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12">–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8">–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8">Тебе не приходилось заботиться о жилье и питании, ты нравишься кобылкам...</text:p>
      <text:p text:style-name="P98">– Гм! Я бы попросил тебя не касаться моих отношений с Рэйнбоу!</text:p>
      <text:p text:style-name="P9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8">У меня сердце буквально ухнуло куда-то вниз, в область желудка.</text:p>
      <text:p text:style-name="P9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9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8">– Та ладно, не утешай. Я не маленький ребёнок. Долг платежом красен. Сделаю то, что ты хочешь. Как сумею.</text:p>
      <text:p text:style-name="P9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8"><text:soft-page-break/>Анакорн наблюдал за мной без улыбки. По его нейтральному выражению лица невозможно было догадаться, о чём он думает.</text:p>
      <text:p text:style-name="P98">– Ну вот и отлично. Рад, что мы наконец-то пришли к сделке.</text:p>
      <text:p text:style-name="P10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обратно возвращался?</text:p>
      <text:p text:style-name="P9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8">Так вот, возвращать тебя обратно в твой мир я не буду. </text:p>
      <text:p text:style-name="P98">Во-первых, может возникнуть временная <text:span text:style-name="T12">&lt;</text:span><text:span text:style-name="T24">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8">– Ты ещё увидишь пару снов на прощание. Удачи!</text:p>
      <text:p text:style-name="P98"/>
      <text:p text:style-name="P103">&lt;<text:span text:style-name="T1">- Но если миры Эквестрии станут существовать — появятся и те из них, в которых тьма страданий, постапокалипсис.</text:span></text:p>
      <text:p text:style-name="P103"><text:span text:style-name="T1">- И это лучше, чем не существовать, поверь</text:span>&gt;</text:p>
      <text:p text:style-name="P99">***</text:p>
      <text:p text:style-name="P99"/>
      <text:p text:style-name="P98"><text:soft-page-break/>&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8"/>
      <text:p text:style-name="P98">– Привет, Макс. – образ Селестии снова реял передо мной, как <text:span text:style-name="T12">&lt;</text:span><text:span text:style-name="T24">полгода</text:span><text:span text:style-name="T12">&gt;</text:span> назад. – Я хочу поблагодарить тебя за всё.</text:p>
      <text:p text:style-name="P98">– Пожалста. – ответил я безучастно. – Всегда рад. Только Вам не нужно было ТАК распинаться, чтобы заручиться моей помощью.</text:p>
      <text:p text:style-name="P98">Селестия на мгновение смутилась, но продолжила.</text:p>
      <text:p text:style-name="P98">&lt;<text:span text:style-name="T24">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Я покачал головой.</text:p>
      <text:p text:style-name="P98"><text:span text:style-name="T2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8">– <text:s text:c="2"/>За благополучие Эквестрии я бы и не ТАК разопнулась.<text:span text:style-name="T12">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text:soft-page-break/></text:p>
      <text:list xml:id="list8537277519307072596" text:style-name="L8">
        <text:list-header>
          <text:p text:style-name="P168">(<text:span text:style-name="T31">Луна — как повелительница снов, слышала разговор Макса с Анакорном</text:span>)</text:p>
          <text:p text:style-name="P169"/>
        </text:list-header>
      </text:list>
      <text:p text:style-name="P123">***</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7">-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3">Я опустил руку на шею Дэш и ощутил теплоту и лёгкое покалывание в пустоте.</text:p>
      <text:p text:style-name="P93"><text:span text:style-name="T12">–</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46" text:outline-level="2"><text:soft-page-break/>Земля</text:h>
      <text:p text:style-name="P96">Музыкальная тема из бегущего по лезвию бритвы — <text:span text:style-name="T12">Mission impossible</text:span></text:p>
      <text:p text:style-name="P97">&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text:soft-page-break/></text:p>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2">&lt;</text:span><text:span text:style-name="T25">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24">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22T15:19:54.995000000</dc:date>
    <meta:editing-duration>P92DT3H56M14S</meta:editing-duration>
    <meta:editing-cycles>5610</meta:editing-cycles>
    <meta:generator>LibreOffice/5.1.0.3$Windows_x86 LibreOffice_project/5e3e00a007d9b3b6efb6797a8b8e57b51ab1f737</meta:generator>
    <meta:document-statistic meta:table-count="0" meta:image-count="0" meta:object-count="0" meta:page-count="180" meta:paragraph-count="3718" meta:word-count="82117" meta:character-count="546147" meta:non-whitespace-character-count="463841"/>
  </office:meta>
</office:document-meta>
</file>